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5B800001BD60000193870938E902C4F51A3.wmf" manifest:media-type="image/x-wmf"/>
  <manifest:file-entry manifest:full-path="Pictures/100002010000010D000000F4B9523E796B20C502.png" manifest:media-type="image/png"/>
  <manifest:file-entry manifest:full-path="Pictures/1000020100000500000002916C53B75F1F912E7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2" svg:font-family="Tahoma"/>
    <style:font-face style:name="Arial2" svg:font-family="Arial" style:font-family-generic="swiss"/>
    <style:font-face style:name="Tahoma" svg:font-family="Tahoma" style:font-family-generic="swiss"/>
    <style:font-face style:name="Courier New1" svg:font-family="'Courier New'" style:font-family-generic="modern" style:font-pitch="fixed"/>
    <style:font-face style:name="Arial1" svg:font-family="Arial" style:font-pitch="variable"/>
    <style:font-face style:name="Liberation Sans2" svg:font-family="'Liberation Sans'" style:font-pitch="variable"/>
    <style:font-face style:name="Liberation Serif2" svg:font-family="'Liberation Serif'" style:font-pitch="variable"/>
    <style:font-face style:name="Tahoma1" svg:font-family="Tahoma"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Noto Sans CJK SC1" svg:font-family="'Noto Sans CJK SC'" style:font-family-generic="modern" style:font-pitch="variable"/>
    <style:font-face style:name="Tahoma4" svg:font-family="Tahoma"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Tahoma3"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5" svg:font-family="Tahoma" style:font-family-generic="modern" style:font-pitch="fixed"/>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svg:stroke-linecap="butt" draw:fill="solid" draw:fill-color="#ffe9aa"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solid" svg:stroke-width="0.026cm" svg:stroke-color="#000000" svg:stroke-linecap="butt" draw:fill="none" draw:textarea-horizontal-align="center"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standard">
      <style:graphic-properties draw:stroke="dash" draw:stroke-dash="Dashed_20__28_var_29__20_4" svg:stroke-width="0.053cm" svg:stroke-color="#5f5f5f"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7" style:family="graphic" style:parent-style-name="standard">
      <style:graphic-properties draw:stroke="solid" svg:stroke-width="0.106cm" svg:stroke-color="#000000" draw:stroke-linejoin="round" draw:fill="none" draw:textarea-horizontal-align="center" draw:textarea-vertical-align="middle" draw:auto-grow-height="true" draw:fit-to-size="false" style:shrink-to-fit="false" fo:padding-top="0.125cm" fo:padding-bottom="0.125cm" fo:padding-left="0.25cm" fo:padding-right="0.25cm" fo:wrap-option="no-wrap"/>
    </style:style>
    <style:style style:name="gr8" style:family="graphic" style:parent-style-name="standard">
      <style:graphic-properties draw:stroke="solid" svg:stroke-width="0.079cm" svg:stroke-color="#000000" draw:stroke-linejoin="round" draw:fill="solid" draw:fill-color="#ffffff" draw:textarea-vertical-align="middle" draw:auto-grow-height="false" draw:fit-to-size="false" style:shrink-to-fit="false" fo:min-height="0cm" fo:min-width="0cm" fo:padding-top="0cm" fo:padding-bottom="0cm" fo:padding-left="0cm" fo:padding-right="0cm" fo:wrap-option="no-wrap"/>
      <style:paragraph-properties style:writing-mode="lr-tb"/>
    </style:style>
    <style:style style:name="gr9" style:family="graphic" style:parent-style-name="standard">
      <style:graphic-properties draw:stroke="solid" svg:stroke-width="0.026cm" svg:stroke-color="#5f5f5f" draw:stroke-linejoin="miter" draw:fill="solid" draw:fill-color="#ffffff"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13" style:family="graphic" style:parent-style-name="standard">
      <style:graphic-properties draw:stroke="solid" svg:stroke-width="0.026cm" svg:stroke-color="#5f5f5f"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wrap"/>
      <style:paragraph-properties style:writing-mode="lr-tb"/>
    </style:style>
    <style:style style:name="gr15"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566cm" fo:min-width="0.524cm" fo:padding-top="0.13cm" fo:padding-bottom="0.13cm" fo:padding-left="0.25cm" fo:padding-right="0.25cm" fo:wrap-option="no-wrap"/>
    </style:style>
    <style:style style:name="gr16" style:family="graphic" style:parent-style-name="standard">
      <style:graphic-properties draw:stroke="solid" svg:stroke-width="0.026cm" svg:stroke-color="#969696" draw:stroke-linejoin="miter" draw:fill="solid" draw:fill-color="#f5f1f1" draw:textarea-vertical-align="top" draw:auto-grow-height="false" draw:fit-to-size="false" style:shrink-to-fit="false" fo:min-height="0cm" fo:min-width="0.488cm" fo:padding-top="0.125cm" fo:padding-bottom="0.125cm" fo:padding-left="0.25cm" fo:padding-right="0.25cm" fo:wrap-option="wrap"/>
    </style:style>
    <style:style style:name="gr17" style:family="graphic" style:parent-style-name="standard" style:list-style-name="L3">
      <style:graphic-properties draw:stroke="none" svg:stroke-width="0cm" draw:fill="solid" draw:fill-color="#ff0000" draw:textarea-horizontal-align="center" draw:textarea-vertical-align="top" draw:auto-grow-height="false" draw:auto-grow-width="false" draw:fit-to-size="false" style:shrink-to-fit="false" fo:min-height="0.05cm" fo:min-width="0.362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106cm" svg:stroke-color="#000000" svg:stroke-linecap="butt"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list-style-name="L1">
      <style:graphic-properties draw:stroke="solid" svg:stroke-width="0.079cm" svg:stroke-color="#000000" draw:stroke-linejoin="round" draw:fill="solid" draw:fill-color="#ffffff" draw:textarea-vertical-align="middle" draw:auto-grow-height="false" draw:fit-to-size="false" style:shrink-to-fit="false" fo:min-height="0.434cm" fo:min-width="0.434cm" fo:padding-top="0cm" fo:padding-bottom="0cm" fo:padding-left="0cm" fo:padding-right="0cm" fo:wrap-option="no-wrap"/>
      <style:paragraph-properties style:writing-mode="lr-tb"/>
    </style:style>
    <style:style style:name="gr20" style:family="graphic" style:parent-style-name="standard" style:list-style-name="L1">
      <style:graphic-properties draw:stroke="solid" svg:stroke-width="0.026cm" svg:stroke-color="#000000" draw:stroke-linejoin="miter" draw:fill="solid" draw:fill-color="#eaeaea" draw:textarea-vertical-align="middle" draw:auto-grow-height="false" draw:fit-to-size="false" style:shrink-to-fit="false" fo:min-height="0.146cm" fo:min-width="0.42cm" fo:padding-top="0.125cm" fo:padding-bottom="0.125cm" fo:padding-left="0.25cm" fo:padding-right="0.25cm" fo:wrap-option="no-wrap"/>
      <style:paragraph-properties style:writing-mode="lr-tb"/>
    </style:style>
    <style:style style:name="gr21" style:family="graphic" style:parent-style-name="standard" style:list-style-name="L1">
      <style:graphic-properties draw:stroke="solid" svg:stroke-width="0.026cm" svg:stroke-color="#000000" draw:stroke-linejoin="miter" draw:fill="solid" draw:fill-color="#ffffff" draw:textarea-vertical-align="middle" draw:auto-grow-height="false" draw:fit-to-size="false" style:shrink-to-fit="false" fo:min-height="0.12cm" fo:min-width="0.42cm" fo:padding-top="0.125cm" fo:padding-bottom="0.125cm" fo:padding-left="0.25cm" fo:padding-right="0.25cm" fo:wrap-option="no-wrap"/>
      <style:paragraph-properties style:writing-mode="lr-tb"/>
    </style:style>
    <style:style style:name="gr22" style:family="graphic" style:parent-style-name="standard" style:list-style-name="L1">
      <style:graphic-properties draw:stroke="solid" svg:stroke-width="0.079cm" svg:stroke-color="#000000" draw:stroke-linejoin="round" draw:fill="solid" draw:fill-color="#ffffff" draw:textarea-vertical-align="middle" draw:auto-grow-height="false" draw:fit-to-size="false" style:shrink-to-fit="false" fo:min-height="0.444cm" fo:min-width="0.434cm" fo:padding-top="0cm" fo:padding-bottom="0cm" fo:padding-left="0cm" fo:padding-right="0cm" fo:wrap-option="no-wrap"/>
      <style:paragraph-properties style:writing-mode="lr-tb"/>
    </style:style>
    <style:style style:name="gr23" style:family="graphic" style:parent-style-name="standard">
      <style:graphic-properties draw:stroke="solid" svg:stroke-width="0.026cm" svg:stroke-color="#819fff" draw:stroke-linejoin="round" draw:fill="gradient" draw:fill-gradient-name="Gradient_20_1" draw:textarea-vertical-align="middle" draw:auto-grow-height="false" draw:fit-to-size="false" style:shrink-to-fit="false" fo:min-height="0cm" fo:min-width="0cm" fo:padding-top="0.101cm" fo:padding-bottom="0.101cm" fo:padding-left="0.203cm" fo:padding-right="0.203cm" fo:wrap-option="no-wrap"/>
    </style:style>
    <style:style style:name="gr24" style:family="graphic" style:parent-style-name="standard">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solid" draw:fill-color="#ffffff" draw:textarea-horizontal-align="center" draw:textarea-vertical-align="top" draw:auto-grow-height="false" draw:auto-grow-width="fals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 style:family="graphic" style:parent-style-name="standard" style:list-style-name="L2">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wrap"/>
      <style:paragraph-properties style:writing-mode="lr-tb"/>
    </style:style>
    <style:style style:name="gr28" style:family="graphic">
      <style:graphic-properties style:protect="size"/>
    </style:style>
    <style:style style:name="pr1" style:family="presentation" style:parent-style-name="Titolo_20_e_20_contenuto-notes" style:list-style-name="L6">
      <style:graphic-properties draw:stroke="none" svg:stroke-width="0.026cm" draw:stroke-linejoin="miter" draw:fill="none" draw:fill-color="#ffffff" draw:textarea-vertical-align="top" draw:auto-grow-height="false" draw:fit-to-size="false" style:shrink-to-fit="false" fo:min-height="12.191cm" fo:padding-top="0.127cm" fo:padding-bottom="0.127cm" fo:padding-left="0.254cm" fo:padding-right="0.254cm" fo:wrap-option="wrap"/>
      <style:paragraph-properties style:writing-mode="lr-tb"/>
    </style:style>
    <style:style style:name="pr2" style:family="presentation" style:parent-style-name="Titolo_20_e_20_contenuto-backgroundobjects">
      <style:graphic-properties draw:stroke="none" svg:stroke-width="0.026cm" draw:stroke-linejoin="miter" draw:fill="none" draw:fill-color="#ffffff" draw:textarea-vertical-align="bottom" draw:auto-grow-height="false" draw:fit-to-size="false" style:shrink-to-fit="false" fo:min-height="12.191cm" fo:padding-top="0.127cm" fo:padding-bottom="0.127cm" fo:padding-left="0.254cm" fo:padding-right="0.254cm" fo:wrap-option="wrap"/>
      <style:paragraph-properties style:writing-mode="lr-tb"/>
    </style:style>
    <style:style style:name="P1" style:family="paragraph">
      <loext:graphic-properties draw:fill="solid" draw:fill-color="#ffe9aa"/>
      <style:paragraph-properties fo:text-align="center" style:font-independent-line-spacing="true"/>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top="0cm" fo:margin-bottom="0cm" fo:line-height="100%" fo:text-align="start" style:punctuation-wrap="simple" style:writing-mode="lr-tb"/>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top="0cm" fo:margin-bottom="0cm" fo:line-height="90%" fo:text-align="center" style:punctuation-wrap="simple" style:writing-mode="lr-tb"/>
    </style:style>
    <style:style style:name="P6" style:family="paragraph">
      <loext:graphic-properties draw:fill="solid" draw:fill-color="#eaeaea"/>
      <style:paragraph-properties fo:text-align="center" style:font-independent-line-spacing="true"/>
      <style:text-properties fo:font-size="18pt"/>
    </style:style>
    <style:style style:name="P7" style:family="paragraph">
      <loext:graphic-properties draw:fill="solid" draw:fill-color="#ffffff"/>
      <style:paragraph-properties fo:text-align="center" style:font-independent-line-spacing="true"/>
      <style:text-properties fo:font-size="18pt"/>
    </style:style>
    <style:style style:name="P8" style:family="paragraph">
      <style:paragraph-properties fo:margin-top="0cm" fo:margin-bottom="0cm" fo:line-height="100%" fo:text-align="center" style:punctuation-wrap="simple" style:writing-mode="lr-tb"/>
    </style:style>
    <style:style style:name="P9" style:family="paragraph">
      <style:paragraph-properties fo:margin-top="0.176cm" fo:margin-bottom="0cm" fo:line-height="100%" fo:text-align="center" style:punctuation-wrap="hanging" style:writing-mode="lr-tb"/>
    </style:style>
    <style:style style:name="P10" style:family="paragraph">
      <loext:graphic-properties draw:fill="none"/>
      <style:paragraph-properties fo:text-align="center" style:font-independent-line-spacing="true"/>
      <style:text-properties fo:font-size="18pt"/>
    </style:style>
    <style:style style:name="P11" style:family="paragraph">
      <loext:graphic-properties draw:fill="solid" draw:fill-color="#ffffff"/>
      <style:paragraph-properties fo:text-align="start" style:font-independent-line-spacing="true"/>
      <style:text-properties fo:font-size="18pt"/>
    </style:style>
    <style:style style:name="P12" style:family="paragraph">
      <loext:graphic-properties draw:fill="none"/>
      <style:paragraph-properties fo:margin-top="0.176cm" fo:margin-bottom="0cm" fo:line-height="100%" fo:text-align="center" style:punctuation-wrap="hanging" style:writing-mode="lr-tb" style:font-independent-line-spacing="true"/>
      <style:text-properties fo:font-size="18pt"/>
    </style:style>
    <style:style style:name="P13" style:family="paragraph">
      <loext:graphic-properties draw:fill="solid" draw:fill-color="#f5f1f1"/>
      <style:paragraph-properties fo:text-align="start" style:font-independent-line-spacing="true"/>
      <style:text-properties fo:font-size="18pt"/>
    </style:style>
    <style:style style:name="P14" style:family="paragraph">
      <loext:graphic-properties draw:fill="solid" draw:fill-color="#ff0000"/>
      <style:paragraph-properties fo:margin-top="0cm" fo:margin-bottom="0cm" fo:line-height="100%" fo:text-align="center" style:punctuation-wrap="simple" style:writing-mode="lr-tb" style:font-independent-line-spacing="true"/>
      <style:text-properties fo:font-size="36pt"/>
    </style:style>
    <style:style style:name="P1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style>
    <style:style style:name="P16" style:family="paragraph">
      <loext:graphic-properties draw:fill="solid" draw:fill-color="#eaeaea"/>
      <style:paragraph-properties fo:margin-top="0cm" fo:margin-bottom="0cm" fo:line-height="90%" fo:text-align="center" style:punctuation-wrap="simple" style:writing-mode="lr-tb" style:font-independent-line-spacing="true"/>
      <style:text-properties fo:font-size="18pt"/>
    </style:style>
    <style:style style:name="P17" style:family="paragraph">
      <loext:graphic-properties draw:fill="solid" draw:fill-color="#ffffff"/>
      <style:paragraph-properties fo:margin-top="0cm" fo:margin-bottom="0cm" fo:line-height="90%" fo:text-align="center" style:punctuation-wrap="simple" style:writing-mode="lr-tb" style:font-independent-line-spacing="true"/>
      <style:text-properties fo:font-size="18pt"/>
    </style:style>
    <style:style style:name="P18" style:family="paragraph">
      <loext:graphic-properties draw:fill="gradient" draw:fill-gradient-name="Gradient_20_1"/>
      <style:paragraph-properties fo:text-align="start" style:font-independent-line-spacing="true"/>
      <style:text-properties fo:font-size="18pt"/>
    </style:style>
    <style:style style:name="P19" style:family="paragraph">
      <loext:graphic-properties draw:fill="solid" draw:fill-color="#ffffff"/>
      <style:paragraph-properties fo:text-align="center" style:font-independent-line-spacing="true"/>
      <style:text-properties fo:font-size="14pt"/>
    </style:style>
    <style:style style:name="P20" style:family="paragraph">
      <loext:graphic-properties draw:fill="none"/>
      <style:paragraph-properties fo:margin-top="0cm" fo:margin-bottom="0cm" fo:line-height="100%" fo:text-align="start" style:punctuation-wrap="simple" style:writing-mode="lr-tb" style:font-independent-line-spacing="true"/>
      <style:text-properties fo:font-size="18pt"/>
    </style:style>
    <style:style style:name="P2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2" style:family="paragraph">
      <style:paragraph-properties fo:margin-top="0cm" fo:margin-bottom="0cm" fo:line-height="100%" fo:text-align="end" style:punctuation-wrap="simple"/>
      <style:text-properties fo:font-size="14pt" style:font-size-asian="14pt" style:font-size-complex="14pt"/>
    </style:style>
    <style:style style:name="P23"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000000" style:text-line-through-style="none" style:text-line-through-type="none" style:text-position="0% 100%" style:font-name="Tahoma3" fo:font-size="14pt" fo:letter-spacing="normal" fo:language="it" fo:country="IT" fo:font-style="normal" style:text-underline-style="none" fo:font-weight="bold" style:font-size-asian="14pt" style:font-style-asian="normal" style:font-weight-asian="bold" style:font-size-complex="14pt" style:font-style-complex="normal" style:font-weight-complex="bold"/>
    </style:style>
    <style:style style:name="T2" style:family="text">
      <style:text-properties fo:font-variant="normal" fo:text-transform="none" fo:color="#000000" style:text-line-through-style="none" style:text-line-through-type="none" style:text-position="0% 100%" style:font-name="Courier New1" fo:font-size="10pt" fo:letter-spacing="normal" fo:language="it" fo:country="IT" fo:font-style="normal" style:text-underline-style="none" fo:font-weight="bold" style:font-size-asian="10pt" style:font-style-asian="normal" style:font-weight-asian="bold" style:font-size-complex="10pt" style:font-style-complex="normal" style:font-weight-complex="bold"/>
    </style:style>
    <style:style style:name="T3" style:family="text">
      <style:text-properties fo:font-variant="normal" fo:text-transform="none" fo:color="#000000" style:text-line-through-style="none" style:text-line-through-type="none" style:text-position="0% 100%" style:font-name="Tahoma3"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urier New1" fo:font-size="10.5pt" fo:letter-spacing="normal" fo:language="it" fo:country="IT" fo:font-style="normal" style:text-underline-style="none" fo:font-weight="bold" style:font-size-asian="10.5pt" style:font-style-asian="normal" style:font-weight-asian="bold" style:font-size-complex="10.5pt" style:font-style-complex="normal" style:font-weight-complex="bold"/>
    </style:style>
    <style:style style:name="T5" style:family="text">
      <style:text-properties fo:font-variant="normal" fo:text-transform="none" fo:color="#000000" style:text-line-through-style="none" style:text-line-through-type="none" style:text-position="0% 100%" style:font-name="Tahoma3" fo:font-size="10pt" fo:letter-spacing="normal" fo:language="en" fo:country="US" fo:font-style="normal" style:text-underline-style="none" fo:font-weight="bold" style:font-size-asian="10pt" style:font-style-asian="normal" style:font-weight-asian="bold" style:font-size-complex="10pt" style:font-style-complex="normal" style:font-weight-complex="bold"/>
    </style:style>
    <style:style style:name="T6" style:family="text">
      <style:text-properties fo:font-variant="normal" fo:text-transform="none" fo:color="#ff0000" style:text-line-through-style="none" style:text-line-through-type="none" style:text-position="0% 100%" style:font-name="Arial Black" fo:font-size="36pt" fo:letter-spacing="normal" fo:language="en" fo:country="GB"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ahoma3" fo:font-size="14pt" fo:letter-spacing="normal" fo:language="it" fo:country="IT" fo:font-style="normal" style:text-underline-style="none" fo:font-weight="normal" style:font-name-asian="Tahoma5" style:font-size-asian="14pt" style:font-style-asian="normal" style:font-weight-asian="normal" style:font-name-complex="Tahoma3" style:font-size-complex="14pt" style:font-style-complex="normal" style:font-weight-complex="normal"/>
    </style:style>
    <style:style style:name="T8" style:family="text">
      <style:text-properties fo:font-variant="normal" fo:text-transform="none" style:text-line-through-style="none" style:text-line-through-type="none" style:text-position="0% 100%" style:font-name="Times New Roman"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olo_20_e_20_contenuto" presentation:presentation-page-layout-name="AL1T11">
        <draw:custom-shape draw:name="Nuvola 348" draw:style-name="gr1" draw:text-style-name="P1" draw:layer="layout" svg:width="7.423cm" svg:height="5.509cm" svg:x="22.727cm" svg:y="5.367cm">
          <text:p text:style-name="P8"/>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Connettore diritto 3" draw:style-name="gr2" draw:text-style-name="P2" draw:layer="layout" svg:x1="24.448cm" svg:y1="7.137cm" svg:x2="26.891cm" svg:y2="7.725cm">
          <text:p/>
        </draw:line>
        <draw:custom-shape draw:name="Text Box 137" draw:style-name="gr3" draw:text-style-name="P4" draw:layer="layout" svg:width="1.926cm" svg:height="0.843cm" svg:x="26.972cm" svg:y="6.114cm">
          <text:p text:style-name="P3"><text:span text:style-name="T1">AS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6">
          <draw:custom-shape draw:name="Rectangle 147" draw:style-name="gr4" draw:text-style-name="P6" draw:layer="layout" svg:width="0.919cm" svg:height="0.395cm" svg:x="25.212cm" svg:y="7.188cm">
            <text:p text:style-name="P5"><text:span text:style-name="T2">eth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5" draw:text-style-name="P7" draw:layer="layout" svg:width="0.919cm" svg:height="0.369cm" svg:x="25.212cm" svg:y="6.818cm">
            <text:p text:style-name="P5"><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49" draw:style-name="gr6" draw:text-style-name="P4" draw:layer="layout" svg:x1="28.39cm" svg:y1="7.752cm" svg:x2="30.689cm" svg:y2="7.752cm">
          <text:p/>
        </draw:line>
        <draw:g draw:name="Group 150">
          <draw:line draw:name="Line 151" draw:style-name="gr7" draw:text-style-name="P4" draw:layer="layout" svg:x1="26.065cm" svg:y1="7.736cm" svg:x2="27.904cm" svg:y2="7.736cm">
            <text:p/>
          </draw:line>
          <draw:custom-shape draw:name="Oval 152" draw:style-name="gr8" draw:text-style-name="P7" draw:layer="layout" svg:width="0.612cm" svg:height="0.612cm" svg:x="27.751cm" svg:y="7.43cm">
            <text:p text:style-name="P8"><text:span text:style-name="T3">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153" draw:style-name="gr9" draw:text-style-name="P7" draw:layer="layout" svg:width="2.924cm" svg:height="0.696cm" svg:x="29.892cm" svg:y="7.394cm">
          <text:p text:style-name="P8"><text:span text:style-name="T4">30.3.3.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uvola 333" draw:style-name="gr1" draw:text-style-name="P1" draw:layer="layout" svg:width="16.405cm" svg:height="8.564cm" svg:x="0.338cm" svg:y="10.271cm">
          <text:p text:style-name="P8"/>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Nuvola 450" draw:style-name="gr1" draw:text-style-name="P1" draw:layer="layout" svg:width="12.123cm" svg:height="6.367cm" svg:x="0.999cm" svg:y="3.443cm">
          <text:p text:style-name="P8"/>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Nuvola 452" draw:style-name="gr1" draw:text-style-name="P1" draw:layer="layout" svg:width="7.423cm" svg:height="5.376cm" svg:x="19.468cm" svg:y="12.647cm">
          <text:p text:style-name="P8"/>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Line 149" draw:style-name="gr6" draw:text-style-name="P4" draw:layer="layout" svg:x1="22.644cm" svg:y1="11.537cm" svg:x2="24.943cm" svg:y2="11.537cm">
          <text:p/>
        </draw:line>
        <draw:custom-shape draw:name="Text Box 153" draw:style-name="gr9" draw:text-style-name="P7" draw:layer="layout" svg:width="2.924cm" svg:height="0.696cm" svg:x="24.146cm" svg:y="11.179cm">
          <text:p text:style-name="P8"><text:span text:style-name="T4">11.0.0.8/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9" draw:style-name="gr6" draw:text-style-name="P4" draw:layer="layout" svg:x1="24.665cm" svg:y1="15.159cm" svg:x2="26.964cm" svg:y2="15.159cm">
          <text:p/>
        </draw:line>
        <draw:line draw:name="Line 151" draw:style-name="gr7" draw:text-style-name="P4" draw:layer="layout" svg:x1="22.34cm" svg:y1="15.143cm" svg:x2="24.179cm" svg:y2="15.143cm">
          <text:p/>
        </draw:line>
        <draw:custom-shape draw:name="Oval 152" draw:style-name="gr8" draw:text-style-name="P7" draw:layer="layout" svg:width="0.612cm" svg:height="0.612cm" svg:x="24.026cm" svg:y="14.837cm">
          <text:p text:style-name="P8"><text:span text:style-name="T3">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53" draw:style-name="gr9" draw:text-style-name="P7" draw:layer="layout" svg:width="3.145cm" svg:height="0.696cm" svg:x="26.057cm" svg:y="14.801cm">
          <text:p text:style-name="P8"><text:span text:style-name="T4">200.2.0.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4">
          <draw:frame draw:name="Picture 105" draw:style-name="gr10" draw:text-style-name="P2" draw:layer="layout" svg:width="1.121cm" svg:height="1.014cm" svg:x="22.75cm" svg:y="16.271cm">
            <draw:image xlink:href="Pictures/100005B800001BD60000193870938E902C4F51A3.wmf" xlink:type="simple" xlink:show="embed" xlink:actuate="onLoad" loext:mime-type="image/x-wmf">
              <text:p/>
            </draw:image>
            <draw:image xlink:href="Pictures/100002010000010D000000F4B9523E796B20C502.png" xlink:type="simple" xlink:show="embed" xlink:actuate="onLoad" loext:mime-type="image/png"/>
          </draw:frame>
          <draw:custom-shape draw:name="Text Box 106" draw:style-name="gr11" draw:text-style-name="P10" draw:layer="layout" svg:width="1.601cm" svg:height="0.682cm" svg:x="22.509cm" svg:y="17.286cm">
            <text:p text:style-name="P9"><text:span text:style-name="T5">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37" draw:style-name="gr3" draw:text-style-name="P4" draw:layer="layout" svg:width="2.269cm" svg:height="0.843cm" svg:x="23.565cm" svg:y="13.364cm">
          <text:p text:style-name="P3"><text:span text:style-name="T1">AS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2" draw:style-name="gr6" draw:text-style-name="P4" draw:layer="layout" svg:x1="16.013cm" svg:y1="10.178cm" svg:x2="16.013cm" svg:y2="11.052cm">
          <text:p/>
        </draw:line>
        <draw:custom-shape draw:name="Text Box 135" draw:style-name="gr9" draw:text-style-name="P11" draw:layer="layout" svg:width="3.043cm" svg:height="0.675cm" svg:x="14.63cm" svg:y="9.537cm">
          <text:p text:style-name="P3"><text:span text:style-name="T2">11.0.0.32/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1" draw:style-name="gr7" draw:text-style-name="P4" draw:layer="layout" svg:x1="3.272cm" svg:y1="14.195cm" svg:x2="5.111cm" svg:y2="14.195cm">
          <text:p/>
        </draw:line>
        <draw:custom-shape draw:name="Oval 152" draw:style-name="gr8" draw:text-style-name="P7" draw:layer="layout" svg:width="0.612cm" svg:height="0.612cm" svg:x="4.976cm" svg:y="13.97cm">
          <text:p text:style-name="P8"><text:span text:style-name="T3">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ttore diritto 575" draw:style-name="gr2" draw:text-style-name="P2" draw:layer="layout" svg:x1="4.819cm" svg:y1="14.198cm" svg:x2="6.698cm" svg:y2="12.374cm">
          <text:p/>
        </draw:line>
        <draw:line draw:name="Line 156" draw:style-name="gr12" draw:text-style-name="P4" draw:layer="layout" svg:x1="3.657cm" svg:y1="14.218cm" svg:x2="3.193cm" svg:y2="15.979cm">
          <text:p/>
        </draw:line>
        <draw:g draw:name="Group 307">
          <draw:custom-shape draw:name="Rectangle 308" draw:style-name="gr4" draw:text-style-name="P6" draw:layer="layout" svg:width="0.919cm" svg:height="0.395cm" svg:x="5.334cm" svg:y="13.183cm">
            <text:p text:style-name="P5"><text:span text:style-name="T2">et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5" draw:text-style-name="P7" draw:layer="layout" svg:width="0.919cm" svg:height="0.369cm" svg:x="5.334cm" svg:y="12.813cm">
            <text:p text:style-name="P5"><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53" draw:style-name="gr13" draw:text-style-name="P7" draw:layer="layout" svg:width="3.184cm" svg:height="0.696cm" svg:x="6.214cm" svg:y="13.97cm">
          <text:p text:style-name="P8"><text:span text:style-name="T4">100.1.0.4/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7">
          <draw:custom-shape draw:name="Rectangle 308" draw:style-name="gr4" draw:text-style-name="P6" draw:layer="layout" svg:width="0.919cm" svg:height="0.395cm" svg:x="2.915cm" svg:y="15.107cm">
            <text:p text:style-name="P5"><text:span text:style-name="T2">eth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5" draw:text-style-name="P7" draw:layer="layout" svg:width="0.919cm" svg:height="0.369cm" svg:x="2.915cm" svg:y="14.737cm">
            <text:p text:style-name="P5"><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o 599">
          <draw:custom-shape draw:name="Text Box 169" draw:style-name="gr14" draw:text-style-name="P12" draw:layer="layout" svg:width="2.808cm" svg:height="0.684cm" svg:x="1.764cm" svg:y="16.622cm">
            <text:p text:style-name="P9"><text:span text:style-name="T5">web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71" draw:style-name="gr15" draw:text-style-name="P11" draw:layer="layout" svg:width="1.171cm" svg:height="0.972cm" svg:x="2.568cm" svg:y="15.66cm">
            <text:p/>
            <draw:enhanced-geometry draw:mirror-horizontal="false" draw:mirror-vertical="false" draw:text-areas="0 ?f2 ?f6 ?f9" svg:viewBox="0 0 0 0" draw:type="ooxml-cube" draw:modifiers="15116"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mainfrm" draw:style-name="gr16" draw:text-style-name="P13" draw:layer="layout" svg:width="1.004cm" svg:height="0.823cm" svg:x="2.568cm" svg:y="15.81cm">
            <text:p text:style-name="P3"/>
            <draw:enhanced-geometry draw:mirror-horizontal="false" draw:mirror-vertical="false" drawooo:sub-view-size="21600 21600 21600 21600" draw:text-areas="?f24 ?f25 ?f26 ?f27" svg:viewBox="0 0 0 0" draw:type="ooxml-non-primitive"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equation draw:name="f0" draw:formula="0*logwidth/21600"/>
              <draw:equation draw:name="f1" draw:formula="0*logheight/21600"/>
              <draw:equation draw:name="f2" draw:formula="0*logwidth/21600"/>
              <draw:equation draw:name="f3" draw:formula="0*logheight/21600"/>
              <draw:equation draw:name="f4" draw:formula="0*logwidth/21600"/>
              <draw:equation draw:name="f5" draw:formula="0*logheight/21600"/>
              <draw:equation draw:name="f6" draw:formula="0*logwidth/21600"/>
              <draw:equation draw:name="f7" draw:formula="0*logheight/21600"/>
              <draw:equation draw:name="f8" draw:formula="0*logwidth/21600"/>
              <draw:equation draw:name="f9" draw:formula="0*logheight/21600"/>
              <draw:equation draw:name="f10" draw:formula="0*logwidth/21600"/>
              <draw:equation draw:name="f11" draw:formula="0*logheight/21600"/>
              <draw:equation draw:name="f12" draw:formula="0*logwidth/21600"/>
              <draw:equation draw:name="f13" draw:formula="0*logheight/21600"/>
              <draw:equation draw:name="f14" draw:formula="0*logwidth/21600"/>
              <draw:equation draw:name="f15" draw:formula="0*logheight/21600"/>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326*logwidth/21600"/>
              <draw:equation draw:name="f25" draw:formula="22180*logheight/21600"/>
              <draw:equation draw:name="f26" draw:formula="21559*logwidth/21600"/>
              <draw:equation draw:name="f27" draw:formula="27893*logheight/21600"/>
            </draw:enhanced-geometry>
          </draw:custom-shape>
          <draw:custom-shape draw:name="WordArt 173" draw:style-name="gr17" draw:text-style-name="P14" draw:layer="layout" svg:width="0.861cm" svg:height="0.299cm" svg:x="2.638cm" svg:y="15.895cm">
            <text:p text:style-name="P8"><text:span text:style-name="T6">WEB</text:span></text:p>
            <draw:enhanced-geometry draw:mirror-horizontal="false" draw:mirror-vertical="false" svg:viewBox="0 0 21600 21600" draw:text-path="true" draw:text-path-mode="path" draw:text-path-scale="path" draw:text-areas="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line draw:name="Straight Connector 334" draw:style-name="gr18" draw:text-style-name="P2" draw:layer="layout" svg:x1="6.858cm" svg:y1="7.026cm" svg:x2="24.457cm" svg:y2="6.744cm">
          <text:p/>
        </draw:line>
        <draw:custom-shape draw:name="Oval 296" draw:style-name="gr19" draw:text-style-name="P15" draw:layer="layout" svg:width="0.612cm" svg:height="0.612cm" svg:x="17.676cm" svg:y="6.444cm">
          <text:p text:style-name="P8"><text:span text:style-name="T3">T</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2" draw:style-name="gr6" draw:text-style-name="P4" draw:layer="layout" svg:x1="17.986cm" svg:y1="7.093cm" svg:x2="17.986cm" svg:y2="7.696cm">
          <text:p/>
        </draw:line>
        <draw:custom-shape draw:name="Text Box 135" draw:style-name="gr9" draw:text-style-name="P11" draw:layer="layout" svg:width="3.043cm" svg:height="0.675cm" svg:x="16.407cm" svg:y="7.655cm">
          <text:p text:style-name="P3"><text:span text:style-name="T2">11.0.0.16/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7">
          <draw:custom-shape draw:name="Rectangle 308" draw:style-name="gr4" draw:text-style-name="P6" draw:layer="layout" svg:width="0.919cm" svg:height="0.395cm" svg:x="8.382cm" svg:y="6.971cm">
            <text:p text:style-name="P5"><text:span text:style-name="T2">et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5" draw:text-style-name="P7" draw:layer="layout" svg:width="0.919cm" svg:height="0.369cm" svg:x="8.382cm" svg:y="6.601cm">
            <text:p text:style-name="P5"><text:span text:style-name="T2">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335" draw:style-name="gr18" draw:text-style-name="P2" draw:layer="layout" svg:x1="6.698cm" svg:y1="6.962cm" svg:x2="21.189cm" svg:y2="13.946cm">
          <text:p/>
        </draw:line>
        <draw:g draw:name="Group 307">
          <draw:custom-shape draw:name="Rectangle 308" draw:style-name="gr20" draw:text-style-name="P16" draw:layer="layout" svg:width="0.919cm" svg:height="0.395cm" svg:x="8.225cm" svg:y="7.99cm">
            <text:p text:style-name="P5"><text:span text:style-name="T2">eth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21" draw:text-style-name="P17" draw:layer="layout" svg:width="0.919cm" svg:height="0.369cm" svg:x="8.225cm" svg:y="7.62cm">
            <text:p text:style-name="P5"><text:span text:style-name="T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296" draw:style-name="gr8" draw:text-style-name="P7" draw:layer="layout" svg:width="0.612cm" svg:height="0.612cm" svg:x="15.678cm" svg:y="11.039cm">
          <text:p text:style-name="P8"><text:span text:style-name="T3">A</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07">
          <draw:custom-shape draw:name="Rectangle 308" draw:style-name="gr4" draw:text-style-name="P6" draw:layer="layout" svg:width="0.919cm" svg:height="0.395cm" svg:x="19.47cm" svg:y="13.317cm">
            <text:p text:style-name="P5"><text:span text:style-name="T2">eth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5" draw:text-style-name="P7" draw:layer="layout" svg:width="0.919cm" svg:height="0.369cm" svg:x="19.47cm" svg:y="12.947cm">
            <text:p text:style-name="P5"><text:span text:style-name="T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7">
          <draw:custom-shape draw:name="Rectangle 308" draw:style-name="gr4" draw:text-style-name="P6" draw:layer="layout" svg:width="0.919cm" svg:height="0.395cm" svg:x="22.486cm" svg:y="6.95cm">
            <text:p text:style-name="P5"><text:span text:style-name="T2">et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5" draw:text-style-name="P7" draw:layer="layout" svg:width="0.919cm" svg:height="0.369cm" svg:x="22.486cm" svg:y="6.579cm">
            <text:p text:style-name="P5"><text:span text:style-name="T2">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340" draw:style-name="gr18" draw:text-style-name="P2" draw:layer="layout" svg:x1="6.858cm" svg:y1="6.962cm" svg:x2="6.698cm" svg:y2="12.045cm">
          <text:p/>
        </draw:line>
        <draw:g draw:name="Group 307">
          <draw:custom-shape draw:name="Rectangle 308" draw:style-name="gr4" draw:text-style-name="P6" draw:layer="layout" svg:width="0.919cm" svg:height="0.395cm" svg:x="6.447cm" svg:y="8.498cm">
            <text:p text:style-name="P5"><text:span text:style-name="T2">eth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5" draw:text-style-name="P7" draw:layer="layout" svg:width="0.919cm" svg:height="0.369cm" svg:x="6.447cm" svg:y="8.128cm">
            <text:p text:style-name="P5"><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6" draw:text-style-name="P4" draw:layer="layout" svg:x1="7.014cm" svg:y1="10.172cm" svg:x2="10.103cm" svg:y2="10.151cm">
          <text:p/>
        </draw:line>
        <draw:custom-shape draw:name="Text Box 135" draw:style-name="gr9" draw:text-style-name="P11" draw:layer="layout" svg:width="2.831cm" svg:height="0.675cm" svg:x="7.552cm" svg:y="9.81cm">
          <text:p text:style-name="P3"><text:span text:style-name="T2">11.0.0.4/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97" draw:style-name="gr22" draw:text-style-name="P15" draw:layer="layout" svg:width="0.612cm" svg:height="0.628cm" svg:x="6.35cm" svg:y="9.81cm">
          <text:p text:style-name="P8"><text:span text:style-name="T3">F</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07">
          <draw:custom-shape draw:name="Rectangle 308" draw:style-name="gr4" draw:text-style-name="P6" draw:layer="layout" svg:width="0.919cm" svg:height="0.395cm" svg:x="7.185cm" svg:y="11.142cm">
            <text:p text:style-name="P5"><text:span text:style-name="T2">eth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5" draw:text-style-name="P7" draw:layer="layout" svg:width="0.919cm" svg:height="0.369cm" svg:x="7.185cm" svg:y="10.772cm">
            <text:p text:style-name="P5"><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Connettore diritto 341" draw:style-name="gr2" draw:text-style-name="P2" draw:layer="layout" svg:x1="26.891cm" svg:y1="7.751cm" svg:x2="27.108cm" svg:y2="8.882cm">
          <text:p/>
        </draw:line>
        <draw:g draw:name="Group 146">
          <draw:custom-shape draw:name="Rectangle 147" draw:style-name="gr4" draw:text-style-name="P6" draw:layer="layout" svg:width="0.919cm" svg:height="0.395cm" svg:x="26.509cm" svg:y="8.27cm">
            <text:p text:style-name="P5"><text:span text:style-name="T2">eth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5" draw:text-style-name="P7" draw:layer="layout" svg:width="0.919cm" svg:height="0.369cm" svg:x="26.509cm" svg:y="7.9cm">
            <text:p text:style-name="P5"><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Connettore diritto 342" draw:style-name="gr2" draw:text-style-name="P2" draw:layer="layout" svg:x1="21.189cm" svg:y1="14.284cm" svg:x2="23.232cm" svg:y2="15.117cm">
          <text:p/>
        </draw:line>
        <draw:g draw:name="Group 307">
          <draw:custom-shape draw:name="Rectangle 308" draw:style-name="gr4" draw:text-style-name="P6" draw:layer="layout" svg:width="0.919cm" svg:height="0.395cm" svg:x="21.871cm" svg:y="14.554cm">
            <text:p text:style-name="P5"><text:span text:style-name="T2">eth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5" draw:text-style-name="P7" draw:layer="layout" svg:width="0.919cm" svg:height="0.369cm" svg:x="21.871cm" svg:y="14.183cm">
            <text:p text:style-name="P5"><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Connettore diritto 343" draw:style-name="gr2" draw:text-style-name="P2" draw:layer="layout" svg:x1="23.179cm" svg:y1="15.115cm" svg:x2="23.311cm" svg:y2="16.27cm">
          <text:p/>
        </draw:line>
        <draw:custom-shape draw:name="Rectangle 147" draw:style-name="gr4" draw:text-style-name="P6" draw:layer="layout" svg:width="0.919cm" svg:height="0.395cm" svg:x="22.783cm" svg:y="15.678cm">
          <text:p text:style-name="P5"><text:span text:style-name="T2">eth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5" draw:text-style-name="P7" draw:layer="layout" svg:width="0.919cm" svg:height="0.369cm" svg:x="22.783cm" svg:y="15.307cm">
          <text:p text:style-name="P5"><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7">
          <draw:g draw:name="Group 228">
            <draw:custom-shape draw:name="AutoShape 229" draw:style-name="gr23" draw:text-style-name="P18" draw:layer="layout" svg:width="1.225cm" svg:height="0.676cm" svg:x="6.096cm" svg:y="6.35cm">
              <text:p/>
              <draw:enhanced-geometry draw:mirror-horizontal="false" draw:mirror-vertical="false" draw:text-areas="0 ?f4 ?f9 ?f5" svg:viewBox="0 0 0 0"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231">
              <draw:custom-shape draw:name="Freeform 232" draw:style-name="gr24" draw:text-style-name="P11" draw:layer="layout" svg:width="0.362cm" svg:height="0.111cm" svg:x="6.741cm" svg:y="6.394cm">
                <text:p text:style-name="P3"/>
                <draw:enhanced-geometry draw:mirror-horizontal="false" draw:mirror-vertical="false" drawooo:sub-view-size="393 125" draw:text-areas="0 0 ?f24 ?f25" svg:viewBox="0 0 0 0" draw:type="ooxml-non-primitive" draw:enhanced-path="M 0 97 L 87 125 298 42 393 70 342 0 94 0 196 21 0 97 Z N">
                  <draw:equation draw:name="f0" draw:formula="0*logwidth/393"/>
                  <draw:equation draw:name="f1" draw:formula="97*logheight/125"/>
                  <draw:equation draw:name="f2" draw:formula="87*logwidth/393"/>
                  <draw:equation draw:name="f3" draw:formula="125*logheight/125"/>
                  <draw:equation draw:name="f4" draw:formula="298*logwidth/393"/>
                  <draw:equation draw:name="f5" draw:formula="42*logheight/125"/>
                  <draw:equation draw:name="f6" draw:formula="393*logwidth/393"/>
                  <draw:equation draw:name="f7" draw:formula="70*logheight/125"/>
                  <draw:equation draw:name="f8" draw:formula="342*logwidth/393"/>
                  <draw:equation draw:name="f9" draw:formula="0*logheight/125"/>
                  <draw:equation draw:name="f10" draw:formula="94*logwidth/393"/>
                  <draw:equation draw:name="f11" draw:formula="0*logheight/125"/>
                  <draw:equation draw:name="f12" draw:formula="196*logwidth/393"/>
                  <draw:equation draw:name="f13" draw:formula="21*logheight/125"/>
                  <draw:equation draw:name="f14" draw:formula="0*logwidth/393"/>
                  <draw:equation draw:name="f15" draw:formula="97*logheight/125"/>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4" draw:style-name="gr24" draw:text-style-name="P11" draw:layer="layout" svg:width="0.362cm" svg:height="0.118cm" svg:x="6.344cm" svg:y="6.526cm">
                <text:p text:style-name="P3"/>
                <draw:enhanced-geometry draw:mirror-horizontal="false" draw:mirror-vertical="false" drawooo:sub-view-size="393 132" draw:text-areas="0 0 ?f24 ?f25" svg:viewBox="0 0 0 0" draw:type="ooxml-non-primitive" draw:enhanced-path="M 393 28 L 305 0 102 83 0 55 51 132 305 132 196 104 393 28 Z N">
                  <draw:equation draw:name="f0" draw:formula="393*logwidth/393"/>
                  <draw:equation draw:name="f1" draw:formula="28*logheight/132"/>
                  <draw:equation draw:name="f2" draw:formula="305*logwidth/393"/>
                  <draw:equation draw:name="f3" draw:formula="0*logheight/132"/>
                  <draw:equation draw:name="f4" draw:formula="102*logwidth/393"/>
                  <draw:equation draw:name="f5" draw:formula="83*logheight/132"/>
                  <draw:equation draw:name="f6" draw:formula="0*logwidth/393"/>
                  <draw:equation draw:name="f7" draw:formula="55*logheight/132"/>
                  <draw:equation draw:name="f8" draw:formula="51*logwidth/393"/>
                  <draw:equation draw:name="f9" draw:formula="132*logheight/132"/>
                  <draw:equation draw:name="f10" draw:formula="305*logwidth/393"/>
                  <draw:equation draw:name="f11" draw:formula="132*logheight/132"/>
                  <draw:equation draw:name="f12" draw:formula="196*logwidth/393"/>
                  <draw:equation draw:name="f13" draw:formula="104*logheight/132"/>
                  <draw:equation draw:name="f14" draw:formula="393*logwidth/393"/>
                  <draw:equation draw:name="f15" draw:formula="28*logheight/13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6" draw:style-name="gr24" draw:text-style-name="P11" draw:layer="layout" svg:width="0.361cm" svg:height="0.111cm" svg:x="6.364cm" svg:y="6.388cm">
                <text:p text:style-name="P3"/>
                <draw:enhanced-geometry draw:mirror-horizontal="false" draw:mirror-vertical="false" drawooo:sub-view-size="392 125" draw:text-areas="0 0 ?f24 ?f25" svg:viewBox="0 0 0 0" draw:type="ooxml-non-primitive" draw:enhanced-path="M 0 28 L 87 0 298 77 392 56 341 125 94 125 196 104 0 28 Z N">
                  <draw:equation draw:name="f0" draw:formula="0*logwidth/392"/>
                  <draw:equation draw:name="f1" draw:formula="28*logheight/125"/>
                  <draw:equation draw:name="f2" draw:formula="87*logwidth/392"/>
                  <draw:equation draw:name="f3" draw:formula="0*logheight/125"/>
                  <draw:equation draw:name="f4" draw:formula="298*logwidth/392"/>
                  <draw:equation draw:name="f5" draw:formula="77*logheight/125"/>
                  <draw:equation draw:name="f6" draw:formula="392*logwidth/392"/>
                  <draw:equation draw:name="f7" draw:formula="56*logheight/125"/>
                  <draw:equation draw:name="f8" draw:formula="341*logwidth/392"/>
                  <draw:equation draw:name="f9" draw:formula="125*logheight/125"/>
                  <draw:equation draw:name="f10" draw:formula="94*logwidth/392"/>
                  <draw:equation draw:name="f11" draw:formula="125*logheight/125"/>
                  <draw:equation draw:name="f12" draw:formula="196*logwidth/392"/>
                  <draw:equation draw:name="f13" draw:formula="104*logheight/125"/>
                  <draw:equation draw:name="f14" draw:formula="0*logwidth/392"/>
                  <draw:equation draw:name="f15" draw:formula="28*logheight/125"/>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8" draw:style-name="gr24" draw:text-style-name="P11" draw:layer="layout" svg:width="0.362cm" svg:height="0.11cm" svg:x="6.726cm" svg:y="6.538cm">
                <text:p text:style-name="P3"/>
                <draw:enhanced-geometry draw:mirror-horizontal="false" draw:mirror-vertical="false" drawooo:sub-view-size="393 124" draw:text-areas="0 0 ?f24 ?f25" svg:viewBox="0 0 0 0" draw:type="ooxml-non-primitive" draw:enhanced-path="M 393 97 L 306 124 102 41 0 69 51 0 306 0 197 21 393 97 Z N">
                  <draw:equation draw:name="f0" draw:formula="393*logwidth/393"/>
                  <draw:equation draw:name="f1" draw:formula="97*logheight/124"/>
                  <draw:equation draw:name="f2" draw:formula="306*logwidth/393"/>
                  <draw:equation draw:name="f3" draw:formula="124*logheight/124"/>
                  <draw:equation draw:name="f4" draw:formula="102*logwidth/393"/>
                  <draw:equation draw:name="f5" draw:formula="41*logheight/124"/>
                  <draw:equation draw:name="f6" draw:formula="0*logwidth/393"/>
                  <draw:equation draw:name="f7" draw:formula="69*logheight/124"/>
                  <draw:equation draw:name="f8" draw:formula="51*logwidth/393"/>
                  <draw:equation draw:name="f9" draw:formula="0*logheight/124"/>
                  <draw:equation draw:name="f10" draw:formula="306*logwidth/393"/>
                  <draw:equation draw:name="f11" draw:formula="0*logheight/124"/>
                  <draw:equation draw:name="f12" draw:formula="197*logwidth/393"/>
                  <draw:equation draw:name="f13" draw:formula="21*logheight/124"/>
                  <draw:equation draw:name="f14" draw:formula="393*logwidth/393"/>
                  <draw:equation draw:name="f15" draw:formula="97*logheight/124"/>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g>
          </draw:g>
          <draw:custom-shape draw:name="WordArt 249" draw:style-name="gr25" draw:text-style-name="P19" draw:layer="layout" svg:width="1.104cm" svg:height="0.328cm" svg:x="6.166cm" svg:y="6.634cm">
            <text:p text:style-name="P8"><text:span text:style-name="T7">as20r1</text:span></text:p>
            <draw:enhanced-geometry draw:mirror-horizontal="false" draw:mirror-vertical="false" svg:viewBox="0 0 21600 21600" draw:text-path="true" draw:text-path-mode="path" draw:text-path-scale="path" draw:text-areas="0 0 21600 21600" draw:type="mso-spt175" draw:modifiers="7199.928"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g draw:name="Group 227">
          <draw:g draw:name="Group 228">
            <draw:custom-shape draw:name="AutoShape 229" draw:style-name="gr23" draw:text-style-name="P18" draw:layer="layout" svg:width="1.225cm" svg:height="0.676cm" svg:x="6.076cm" svg:y="11.762cm">
              <text:p/>
              <draw:enhanced-geometry draw:mirror-horizontal="false" draw:mirror-vertical="false" draw:text-areas="0 ?f4 ?f9 ?f5" svg:viewBox="0 0 0 0"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231">
              <draw:custom-shape draw:name="Freeform 232" draw:style-name="gr24" draw:text-style-name="P11" draw:layer="layout" svg:width="0.362cm" svg:height="0.111cm" svg:x="6.72cm" svg:y="11.806cm">
                <text:p text:style-name="P3"/>
                <draw:enhanced-geometry draw:mirror-horizontal="false" draw:mirror-vertical="false" drawooo:sub-view-size="393 125" draw:text-areas="0 0 ?f24 ?f25" svg:viewBox="0 0 0 0" draw:type="ooxml-non-primitive" draw:enhanced-path="M 0 97 L 87 125 298 42 393 70 342 0 94 0 196 21 0 97 Z N">
                  <draw:equation draw:name="f0" draw:formula="0*logwidth/393"/>
                  <draw:equation draw:name="f1" draw:formula="97*logheight/125"/>
                  <draw:equation draw:name="f2" draw:formula="87*logwidth/393"/>
                  <draw:equation draw:name="f3" draw:formula="125*logheight/125"/>
                  <draw:equation draw:name="f4" draw:formula="298*logwidth/393"/>
                  <draw:equation draw:name="f5" draw:formula="42*logheight/125"/>
                  <draw:equation draw:name="f6" draw:formula="393*logwidth/393"/>
                  <draw:equation draw:name="f7" draw:formula="70*logheight/125"/>
                  <draw:equation draw:name="f8" draw:formula="342*logwidth/393"/>
                  <draw:equation draw:name="f9" draw:formula="0*logheight/125"/>
                  <draw:equation draw:name="f10" draw:formula="94*logwidth/393"/>
                  <draw:equation draw:name="f11" draw:formula="0*logheight/125"/>
                  <draw:equation draw:name="f12" draw:formula="196*logwidth/393"/>
                  <draw:equation draw:name="f13" draw:formula="21*logheight/125"/>
                  <draw:equation draw:name="f14" draw:formula="0*logwidth/393"/>
                  <draw:equation draw:name="f15" draw:formula="97*logheight/125"/>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4" draw:style-name="gr24" draw:text-style-name="P11" draw:layer="layout" svg:width="0.362cm" svg:height="0.118cm" svg:x="6.323cm" svg:y="11.938cm">
                <text:p text:style-name="P3"/>
                <draw:enhanced-geometry draw:mirror-horizontal="false" draw:mirror-vertical="false" drawooo:sub-view-size="393 132" draw:text-areas="0 0 ?f24 ?f25" svg:viewBox="0 0 0 0" draw:type="ooxml-non-primitive" draw:enhanced-path="M 393 28 L 305 0 102 83 0 55 51 132 305 132 196 104 393 28 Z N">
                  <draw:equation draw:name="f0" draw:formula="393*logwidth/393"/>
                  <draw:equation draw:name="f1" draw:formula="28*logheight/132"/>
                  <draw:equation draw:name="f2" draw:formula="305*logwidth/393"/>
                  <draw:equation draw:name="f3" draw:formula="0*logheight/132"/>
                  <draw:equation draw:name="f4" draw:formula="102*logwidth/393"/>
                  <draw:equation draw:name="f5" draw:formula="83*logheight/132"/>
                  <draw:equation draw:name="f6" draw:formula="0*logwidth/393"/>
                  <draw:equation draw:name="f7" draw:formula="55*logheight/132"/>
                  <draw:equation draw:name="f8" draw:formula="51*logwidth/393"/>
                  <draw:equation draw:name="f9" draw:formula="132*logheight/132"/>
                  <draw:equation draw:name="f10" draw:formula="305*logwidth/393"/>
                  <draw:equation draw:name="f11" draw:formula="132*logheight/132"/>
                  <draw:equation draw:name="f12" draw:formula="196*logwidth/393"/>
                  <draw:equation draw:name="f13" draw:formula="104*logheight/132"/>
                  <draw:equation draw:name="f14" draw:formula="393*logwidth/393"/>
                  <draw:equation draw:name="f15" draw:formula="28*logheight/13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6" draw:style-name="gr24" draw:text-style-name="P11" draw:layer="layout" svg:width="0.361cm" svg:height="0.111cm" svg:x="6.344cm" svg:y="11.8cm">
                <text:p text:style-name="P3"/>
                <draw:enhanced-geometry draw:mirror-horizontal="false" draw:mirror-vertical="false" drawooo:sub-view-size="392 125" draw:text-areas="0 0 ?f24 ?f25" svg:viewBox="0 0 0 0" draw:type="ooxml-non-primitive" draw:enhanced-path="M 0 28 L 87 0 298 77 392 56 341 125 94 125 196 104 0 28 Z N">
                  <draw:equation draw:name="f0" draw:formula="0*logwidth/392"/>
                  <draw:equation draw:name="f1" draw:formula="28*logheight/125"/>
                  <draw:equation draw:name="f2" draw:formula="87*logwidth/392"/>
                  <draw:equation draw:name="f3" draw:formula="0*logheight/125"/>
                  <draw:equation draw:name="f4" draw:formula="298*logwidth/392"/>
                  <draw:equation draw:name="f5" draw:formula="77*logheight/125"/>
                  <draw:equation draw:name="f6" draw:formula="392*logwidth/392"/>
                  <draw:equation draw:name="f7" draw:formula="56*logheight/125"/>
                  <draw:equation draw:name="f8" draw:formula="341*logwidth/392"/>
                  <draw:equation draw:name="f9" draw:formula="125*logheight/125"/>
                  <draw:equation draw:name="f10" draw:formula="94*logwidth/392"/>
                  <draw:equation draw:name="f11" draw:formula="125*logheight/125"/>
                  <draw:equation draw:name="f12" draw:formula="196*logwidth/392"/>
                  <draw:equation draw:name="f13" draw:formula="104*logheight/125"/>
                  <draw:equation draw:name="f14" draw:formula="0*logwidth/392"/>
                  <draw:equation draw:name="f15" draw:formula="28*logheight/125"/>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8" draw:style-name="gr24" draw:text-style-name="P11" draw:layer="layout" svg:width="0.362cm" svg:height="0.11cm" svg:x="6.706cm" svg:y="11.95cm">
                <text:p text:style-name="P3"/>
                <draw:enhanced-geometry draw:mirror-horizontal="false" draw:mirror-vertical="false" drawooo:sub-view-size="393 124" draw:text-areas="0 0 ?f24 ?f25" svg:viewBox="0 0 0 0" draw:type="ooxml-non-primitive" draw:enhanced-path="M 393 97 L 306 124 102 41 0 69 51 0 306 0 197 21 393 97 Z N">
                  <draw:equation draw:name="f0" draw:formula="393*logwidth/393"/>
                  <draw:equation draw:name="f1" draw:formula="97*logheight/124"/>
                  <draw:equation draw:name="f2" draw:formula="306*logwidth/393"/>
                  <draw:equation draw:name="f3" draw:formula="124*logheight/124"/>
                  <draw:equation draw:name="f4" draw:formula="102*logwidth/393"/>
                  <draw:equation draw:name="f5" draw:formula="41*logheight/124"/>
                  <draw:equation draw:name="f6" draw:formula="0*logwidth/393"/>
                  <draw:equation draw:name="f7" draw:formula="69*logheight/124"/>
                  <draw:equation draw:name="f8" draw:formula="51*logwidth/393"/>
                  <draw:equation draw:name="f9" draw:formula="0*logheight/124"/>
                  <draw:equation draw:name="f10" draw:formula="306*logwidth/393"/>
                  <draw:equation draw:name="f11" draw:formula="0*logheight/124"/>
                  <draw:equation draw:name="f12" draw:formula="197*logwidth/393"/>
                  <draw:equation draw:name="f13" draw:formula="21*logheight/124"/>
                  <draw:equation draw:name="f14" draw:formula="393*logwidth/393"/>
                  <draw:equation draw:name="f15" draw:formula="97*logheight/124"/>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g>
          </draw:g>
          <draw:custom-shape draw:name="WordArt 249" draw:style-name="gr25" draw:text-style-name="P19" draw:layer="layout" svg:width="1.104cm" svg:height="0.328cm" svg:x="6.146cm" svg:y="12.046cm">
            <text:p text:style-name="P8"><text:span text:style-name="T7">as100r1</text:span></text:p>
            <draw:enhanced-geometry draw:mirror-horizontal="false" draw:mirror-vertical="false" svg:viewBox="0 0 21600 21600" draw:text-path="true" draw:text-path-mode="path" draw:text-path-scale="path" draw:text-areas="0 0 21600 21600" draw:type="mso-spt175" draw:modifiers="7199.928"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line draw:name="Straight Connector 346" draw:style-name="gr18" draw:text-style-name="P2" draw:layer="layout" svg:x1="21.198cm" svg:y1="13.891cm" svg:x2="24.457cm" svg:y2="6.744cm">
          <text:p/>
        </draw:line>
        <draw:g draw:name="Group 307">
          <draw:custom-shape draw:name="Rectangle 308" draw:style-name="gr4" draw:text-style-name="P6" draw:layer="layout" svg:width="0.919cm" svg:height="0.395cm" svg:x="23.578cm" svg:y="7.851cm">
            <text:p text:style-name="P5"><text:span text:style-name="T2">eth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5" draw:text-style-name="P7" draw:layer="layout" svg:width="0.919cm" svg:height="0.369cm" svg:x="23.578cm" svg:y="7.481cm">
            <text:p text:style-name="P5"><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296" draw:style-name="gr8" draw:text-style-name="P7" draw:layer="layout" svg:width="0.612cm" svg:height="0.612cm" svg:x="22.024cm" svg:y="11.22cm">
          <text:p text:style-name="P8"><text:span text:style-name="T3">N</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27">
          <draw:g draw:name="Group 228">
            <draw:custom-shape draw:name="AutoShape 229" draw:style-name="gr23" draw:text-style-name="P18" draw:layer="layout" svg:width="1.225cm" svg:height="0.676cm" svg:x="20.576cm" svg:y="13.608cm">
              <text:p/>
              <draw:enhanced-geometry draw:mirror-horizontal="false" draw:mirror-vertical="false" draw:text-areas="0 ?f4 ?f9 ?f5" svg:viewBox="0 0 0 0"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231">
              <draw:custom-shape draw:name="Freeform 232" draw:style-name="gr24" draw:text-style-name="P11" draw:layer="layout" svg:width="0.362cm" svg:height="0.112cm" svg:x="21.221cm" svg:y="13.663cm">
                <text:p text:style-name="P3"/>
                <draw:enhanced-geometry draw:mirror-horizontal="false" draw:mirror-vertical="false" drawooo:sub-view-size="393 125" draw:text-areas="0 0 ?f24 ?f25" svg:viewBox="0 0 0 0" draw:type="ooxml-non-primitive" draw:enhanced-path="M 0 97 L 87 125 298 42 393 70 342 0 94 0 196 21 0 97 Z N">
                  <draw:equation draw:name="f0" draw:formula="0*logwidth/393"/>
                  <draw:equation draw:name="f1" draw:formula="97*logheight/125"/>
                  <draw:equation draw:name="f2" draw:formula="87*logwidth/393"/>
                  <draw:equation draw:name="f3" draw:formula="125*logheight/125"/>
                  <draw:equation draw:name="f4" draw:formula="298*logwidth/393"/>
                  <draw:equation draw:name="f5" draw:formula="42*logheight/125"/>
                  <draw:equation draw:name="f6" draw:formula="393*logwidth/393"/>
                  <draw:equation draw:name="f7" draw:formula="70*logheight/125"/>
                  <draw:equation draw:name="f8" draw:formula="342*logwidth/393"/>
                  <draw:equation draw:name="f9" draw:formula="0*logheight/125"/>
                  <draw:equation draw:name="f10" draw:formula="94*logwidth/393"/>
                  <draw:equation draw:name="f11" draw:formula="0*logheight/125"/>
                  <draw:equation draw:name="f12" draw:formula="196*logwidth/393"/>
                  <draw:equation draw:name="f13" draw:formula="21*logheight/125"/>
                  <draw:equation draw:name="f14" draw:formula="0*logwidth/393"/>
                  <draw:equation draw:name="f15" draw:formula="97*logheight/125"/>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4" draw:style-name="gr24" draw:text-style-name="P11" draw:layer="layout" svg:width="0.362cm" svg:height="0.118cm" svg:x="20.824cm" svg:y="13.795cm">
                <text:p text:style-name="P3"/>
                <draw:enhanced-geometry draw:mirror-horizontal="false" draw:mirror-vertical="false" drawooo:sub-view-size="393 132" draw:text-areas="0 0 ?f24 ?f25" svg:viewBox="0 0 0 0" draw:type="ooxml-non-primitive" draw:enhanced-path="M 393 28 L 305 0 102 83 0 55 51 132 305 132 196 104 393 28 Z N">
                  <draw:equation draw:name="f0" draw:formula="393*logwidth/393"/>
                  <draw:equation draw:name="f1" draw:formula="28*logheight/132"/>
                  <draw:equation draw:name="f2" draw:formula="305*logwidth/393"/>
                  <draw:equation draw:name="f3" draw:formula="0*logheight/132"/>
                  <draw:equation draw:name="f4" draw:formula="102*logwidth/393"/>
                  <draw:equation draw:name="f5" draw:formula="83*logheight/132"/>
                  <draw:equation draw:name="f6" draw:formula="0*logwidth/393"/>
                  <draw:equation draw:name="f7" draw:formula="55*logheight/132"/>
                  <draw:equation draw:name="f8" draw:formula="51*logwidth/393"/>
                  <draw:equation draw:name="f9" draw:formula="132*logheight/132"/>
                  <draw:equation draw:name="f10" draw:formula="305*logwidth/393"/>
                  <draw:equation draw:name="f11" draw:formula="132*logheight/132"/>
                  <draw:equation draw:name="f12" draw:formula="196*logwidth/393"/>
                  <draw:equation draw:name="f13" draw:formula="104*logheight/132"/>
                  <draw:equation draw:name="f14" draw:formula="393*logwidth/393"/>
                  <draw:equation draw:name="f15" draw:formula="28*logheight/13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6" draw:style-name="gr24" draw:text-style-name="P11" draw:layer="layout" svg:width="0.361cm" svg:height="0.112cm" svg:x="20.844cm" svg:y="13.656cm">
                <text:p text:style-name="P3"/>
                <draw:enhanced-geometry draw:mirror-horizontal="false" draw:mirror-vertical="false" drawooo:sub-view-size="392 125" draw:text-areas="0 0 ?f24 ?f25" svg:viewBox="0 0 0 0" draw:type="ooxml-non-primitive" draw:enhanced-path="M 0 28 L 87 0 298 77 392 56 341 125 94 125 196 104 0 28 Z N">
                  <draw:equation draw:name="f0" draw:formula="0*logwidth/392"/>
                  <draw:equation draw:name="f1" draw:formula="28*logheight/125"/>
                  <draw:equation draw:name="f2" draw:formula="87*logwidth/392"/>
                  <draw:equation draw:name="f3" draw:formula="0*logheight/125"/>
                  <draw:equation draw:name="f4" draw:formula="298*logwidth/392"/>
                  <draw:equation draw:name="f5" draw:formula="77*logheight/125"/>
                  <draw:equation draw:name="f6" draw:formula="392*logwidth/392"/>
                  <draw:equation draw:name="f7" draw:formula="56*logheight/125"/>
                  <draw:equation draw:name="f8" draw:formula="341*logwidth/392"/>
                  <draw:equation draw:name="f9" draw:formula="125*logheight/125"/>
                  <draw:equation draw:name="f10" draw:formula="94*logwidth/392"/>
                  <draw:equation draw:name="f11" draw:formula="125*logheight/125"/>
                  <draw:equation draw:name="f12" draw:formula="196*logwidth/392"/>
                  <draw:equation draw:name="f13" draw:formula="104*logheight/125"/>
                  <draw:equation draw:name="f14" draw:formula="0*logwidth/392"/>
                  <draw:equation draw:name="f15" draw:formula="28*logheight/125"/>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8" draw:style-name="gr24" draw:text-style-name="P11" draw:layer="layout" svg:width="0.362cm" svg:height="0.111cm" svg:x="21.206cm" svg:y="13.807cm">
                <text:p text:style-name="P3"/>
                <draw:enhanced-geometry draw:mirror-horizontal="false" draw:mirror-vertical="false" drawooo:sub-view-size="393 124" draw:text-areas="0 0 ?f24 ?f25" svg:viewBox="0 0 0 0" draw:type="ooxml-non-primitive" draw:enhanced-path="M 393 97 L 306 124 102 41 0 69 51 0 306 0 197 21 393 97 Z N">
                  <draw:equation draw:name="f0" draw:formula="393*logwidth/393"/>
                  <draw:equation draw:name="f1" draw:formula="97*logheight/124"/>
                  <draw:equation draw:name="f2" draw:formula="306*logwidth/393"/>
                  <draw:equation draw:name="f3" draw:formula="124*logheight/124"/>
                  <draw:equation draw:name="f4" draw:formula="102*logwidth/393"/>
                  <draw:equation draw:name="f5" draw:formula="41*logheight/124"/>
                  <draw:equation draw:name="f6" draw:formula="0*logwidth/393"/>
                  <draw:equation draw:name="f7" draw:formula="69*logheight/124"/>
                  <draw:equation draw:name="f8" draw:formula="51*logwidth/393"/>
                  <draw:equation draw:name="f9" draw:formula="0*logheight/124"/>
                  <draw:equation draw:name="f10" draw:formula="306*logwidth/393"/>
                  <draw:equation draw:name="f11" draw:formula="0*logheight/124"/>
                  <draw:equation draw:name="f12" draw:formula="197*logwidth/393"/>
                  <draw:equation draw:name="f13" draw:formula="21*logheight/124"/>
                  <draw:equation draw:name="f14" draw:formula="393*logwidth/393"/>
                  <draw:equation draw:name="f15" draw:formula="97*logheight/124"/>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g>
          </draw:g>
          <draw:custom-shape draw:name="WordArt 249" draw:style-name="gr25" draw:text-style-name="P19" draw:layer="layout" svg:width="1.104cm" svg:height="0.328cm" svg:x="20.647cm" svg:y="13.892cm">
            <text:p text:style-name="P8"><text:span text:style-name="T7">as200r1</text:span></text:p>
            <draw:enhanced-geometry draw:mirror-horizontal="false" draw:mirror-vertical="false" svg:viewBox="0 0 21600 21600" draw:text-path="true" draw:text-path-mode="path" draw:text-path-scale="path" draw:text-areas="0 0 21600 21600" draw:type="mso-spt175" draw:modifiers="7199.928"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g draw:name="Group 307">
          <draw:custom-shape draw:name="Rectangle 308" draw:style-name="gr4" draw:text-style-name="P6" draw:layer="layout" svg:width="0.919cm" svg:height="0.395cm" svg:x="21.139cm" svg:y="12.937cm">
            <text:p text:style-name="P5"><text:span text:style-name="T2">et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5" draw:text-style-name="P7" draw:layer="layout" svg:width="0.919cm" svg:height="0.369cm" svg:x="21.139cm" svg:y="12.567cm">
            <text:p text:style-name="P5"><text:span text:style-name="T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7">
          <draw:g draw:name="Group 228">
            <draw:custom-shape draw:name="AutoShape 229" draw:style-name="gr23" draw:text-style-name="P18" draw:layer="layout" svg:width="1.225cm" svg:height="0.676cm" svg:x="23.835cm" svg:y="6.461cm">
              <text:p/>
              <draw:enhanced-geometry draw:mirror-horizontal="false" draw:mirror-vertical="false" draw:text-areas="0 ?f4 ?f9 ?f5" svg:viewBox="0 0 0 0"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231">
              <draw:custom-shape draw:name="Freeform 232" draw:style-name="gr24" draw:text-style-name="P11" draw:layer="layout" svg:width="0.362cm" svg:height="0.111cm" svg:x="24.48cm" svg:y="6.505cm">
                <text:p text:style-name="P3"/>
                <draw:enhanced-geometry draw:mirror-horizontal="false" draw:mirror-vertical="false" drawooo:sub-view-size="393 125" draw:text-areas="0 0 ?f24 ?f25" svg:viewBox="0 0 0 0" draw:type="ooxml-non-primitive" draw:enhanced-path="M 0 97 L 87 125 298 42 393 70 342 0 94 0 196 21 0 97 Z N">
                  <draw:equation draw:name="f0" draw:formula="0*logwidth/393"/>
                  <draw:equation draw:name="f1" draw:formula="97*logheight/125"/>
                  <draw:equation draw:name="f2" draw:formula="87*logwidth/393"/>
                  <draw:equation draw:name="f3" draw:formula="125*logheight/125"/>
                  <draw:equation draw:name="f4" draw:formula="298*logwidth/393"/>
                  <draw:equation draw:name="f5" draw:formula="42*logheight/125"/>
                  <draw:equation draw:name="f6" draw:formula="393*logwidth/393"/>
                  <draw:equation draw:name="f7" draw:formula="70*logheight/125"/>
                  <draw:equation draw:name="f8" draw:formula="342*logwidth/393"/>
                  <draw:equation draw:name="f9" draw:formula="0*logheight/125"/>
                  <draw:equation draw:name="f10" draw:formula="94*logwidth/393"/>
                  <draw:equation draw:name="f11" draw:formula="0*logheight/125"/>
                  <draw:equation draw:name="f12" draw:formula="196*logwidth/393"/>
                  <draw:equation draw:name="f13" draw:formula="21*logheight/125"/>
                  <draw:equation draw:name="f14" draw:formula="0*logwidth/393"/>
                  <draw:equation draw:name="f15" draw:formula="97*logheight/125"/>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4" draw:style-name="gr24" draw:text-style-name="P11" draw:layer="layout" svg:width="0.362cm" svg:height="0.118cm" svg:x="24.083cm" svg:y="6.638cm">
                <text:p text:style-name="P3"/>
                <draw:enhanced-geometry draw:mirror-horizontal="false" draw:mirror-vertical="false" drawooo:sub-view-size="393 132" draw:text-areas="0 0 ?f24 ?f25" svg:viewBox="0 0 0 0" draw:type="ooxml-non-primitive" draw:enhanced-path="M 393 28 L 305 0 102 83 0 55 51 132 305 132 196 104 393 28 Z N">
                  <draw:equation draw:name="f0" draw:formula="393*logwidth/393"/>
                  <draw:equation draw:name="f1" draw:formula="28*logheight/132"/>
                  <draw:equation draw:name="f2" draw:formula="305*logwidth/393"/>
                  <draw:equation draw:name="f3" draw:formula="0*logheight/132"/>
                  <draw:equation draw:name="f4" draw:formula="102*logwidth/393"/>
                  <draw:equation draw:name="f5" draw:formula="83*logheight/132"/>
                  <draw:equation draw:name="f6" draw:formula="0*logwidth/393"/>
                  <draw:equation draw:name="f7" draw:formula="55*logheight/132"/>
                  <draw:equation draw:name="f8" draw:formula="51*logwidth/393"/>
                  <draw:equation draw:name="f9" draw:formula="132*logheight/132"/>
                  <draw:equation draw:name="f10" draw:formula="305*logwidth/393"/>
                  <draw:equation draw:name="f11" draw:formula="132*logheight/132"/>
                  <draw:equation draw:name="f12" draw:formula="196*logwidth/393"/>
                  <draw:equation draw:name="f13" draw:formula="104*logheight/132"/>
                  <draw:equation draw:name="f14" draw:formula="393*logwidth/393"/>
                  <draw:equation draw:name="f15" draw:formula="28*logheight/13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6" draw:style-name="gr24" draw:text-style-name="P11" draw:layer="layout" svg:width="0.361cm" svg:height="0.111cm" svg:x="24.103cm" svg:y="6.499cm">
                <text:p text:style-name="P3"/>
                <draw:enhanced-geometry draw:mirror-horizontal="false" draw:mirror-vertical="false" drawooo:sub-view-size="392 125" draw:text-areas="0 0 ?f24 ?f25" svg:viewBox="0 0 0 0" draw:type="ooxml-non-primitive" draw:enhanced-path="M 0 28 L 87 0 298 77 392 56 341 125 94 125 196 104 0 28 Z N">
                  <draw:equation draw:name="f0" draw:formula="0*logwidth/392"/>
                  <draw:equation draw:name="f1" draw:formula="28*logheight/125"/>
                  <draw:equation draw:name="f2" draw:formula="87*logwidth/392"/>
                  <draw:equation draw:name="f3" draw:formula="0*logheight/125"/>
                  <draw:equation draw:name="f4" draw:formula="298*logwidth/392"/>
                  <draw:equation draw:name="f5" draw:formula="77*logheight/125"/>
                  <draw:equation draw:name="f6" draw:formula="392*logwidth/392"/>
                  <draw:equation draw:name="f7" draw:formula="56*logheight/125"/>
                  <draw:equation draw:name="f8" draw:formula="341*logwidth/392"/>
                  <draw:equation draw:name="f9" draw:formula="125*logheight/125"/>
                  <draw:equation draw:name="f10" draw:formula="94*logwidth/392"/>
                  <draw:equation draw:name="f11" draw:formula="125*logheight/125"/>
                  <draw:equation draw:name="f12" draw:formula="196*logwidth/392"/>
                  <draw:equation draw:name="f13" draw:formula="104*logheight/125"/>
                  <draw:equation draw:name="f14" draw:formula="0*logwidth/392"/>
                  <draw:equation draw:name="f15" draw:formula="28*logheight/125"/>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238" draw:style-name="gr24" draw:text-style-name="P11" draw:layer="layout" svg:width="0.362cm" svg:height="0.11cm" svg:x="24.465cm" svg:y="6.649cm">
                <text:p text:style-name="P3"/>
                <draw:enhanced-geometry draw:mirror-horizontal="false" draw:mirror-vertical="false" drawooo:sub-view-size="393 124" draw:text-areas="0 0 ?f24 ?f25" svg:viewBox="0 0 0 0" draw:type="ooxml-non-primitive" draw:enhanced-path="M 393 97 L 306 124 102 41 0 69 51 0 306 0 197 21 393 97 Z N">
                  <draw:equation draw:name="f0" draw:formula="393*logwidth/393"/>
                  <draw:equation draw:name="f1" draw:formula="97*logheight/124"/>
                  <draw:equation draw:name="f2" draw:formula="306*logwidth/393"/>
                  <draw:equation draw:name="f3" draw:formula="124*logheight/124"/>
                  <draw:equation draw:name="f4" draw:formula="102*logwidth/393"/>
                  <draw:equation draw:name="f5" draw:formula="41*logheight/124"/>
                  <draw:equation draw:name="f6" draw:formula="0*logwidth/393"/>
                  <draw:equation draw:name="f7" draw:formula="69*logheight/124"/>
                  <draw:equation draw:name="f8" draw:formula="51*logwidth/393"/>
                  <draw:equation draw:name="f9" draw:formula="0*logheight/124"/>
                  <draw:equation draw:name="f10" draw:formula="306*logwidth/393"/>
                  <draw:equation draw:name="f11" draw:formula="0*logheight/124"/>
                  <draw:equation draw:name="f12" draw:formula="197*logwidth/393"/>
                  <draw:equation draw:name="f13" draw:formula="21*logheight/124"/>
                  <draw:equation draw:name="f14" draw:formula="393*logwidth/393"/>
                  <draw:equation draw:name="f15" draw:formula="97*logheight/124"/>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g>
          </draw:g>
          <draw:custom-shape draw:name="WordArt 249" draw:style-name="gr25" draw:text-style-name="P19" draw:layer="layout" svg:width="1.104cm" svg:height="0.328cm" svg:x="23.905cm" svg:y="6.745cm">
            <text:p text:style-name="P8"><text:span text:style-name="T7">as30r1</text:span></text:p>
            <draw:enhanced-geometry draw:mirror-horizontal="false" draw:mirror-vertical="false" svg:viewBox="0 0 21600 21600" draw:text-path="true" draw:text-path-mode="path" draw:text-path-scale="path" draw:text-areas="0 0 21600 21600" draw:type="mso-spt175" draw:modifiers="7199.928"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custom-shape draw:name="Text Box 137" draw:style-name="gr3" draw:text-style-name="P4" draw:layer="layout" svg:width="2.269cm" svg:height="0.843cm" svg:x="10.797cm" svg:y="10.997cm">
          <text:p text:style-name="P3"><text:span text:style-name="T1">AS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7_0" draw:style-name="gr26" draw:text-style-name="P20" draw:layer="layout" svg:width="1.93cm" svg:height="0.843cm" svg:x="9.059cm" svg:y="4.318cm">
          <text:p text:style-name="P3"><text:span text:style-name="T1">A</text:span><text:span text:style-name="T1">S</text:span><text:span text:style-name="T1">2</text:span><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9_0" draw:style-name="gr6" draw:text-style-name="P4" draw:layer="layout" svg:x1="5.575cm" svg:y1="14.224cm" svg:x2="6.214cm" svg:y2="14.198cm">
          <text:p/>
        </draw:line>
        <draw:g draw:name="Group 104_0">
          <draw:frame draw:name="Picture 105_0" draw:style-name="gr10" draw:text-style-name="P2" draw:layer="layout" svg:width="1.121cm" svg:height="1.014cm" svg:x="26.657cm" svg:y="8.971cm">
            <draw:image xlink:href="Pictures/100005B800001BD60000193870938E902C4F51A3.wmf" xlink:type="simple" xlink:show="embed" xlink:actuate="onLoad" loext:mime-type="image/x-wmf">
              <text:p/>
            </draw:image>
            <draw:image xlink:href="Pictures/100002010000010D000000F4B9523E796B20C502.png" xlink:type="simple" xlink:show="embed" xlink:actuate="onLoad" loext:mime-type="image/png"/>
          </draw:frame>
          <draw:custom-shape draw:name="Text Box 106_0" draw:style-name="gr27" draw:text-style-name="P12" draw:layer="layout" svg:width="1.601cm" svg:height="0.682cm" svg:x="26.416cm" svg:y="9.986cm">
            <text:p text:style-name="P9"><text:span text:style-name="T5">clie</text:span><text:span text:style-name="T5">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egnaposto immagine diapositiva 1" draw:style-name="gr28" draw:layer="layout" svg:width="18.061cm" svg:height="10.159cm" svg:x="0.335cm" svg:y="2.033cm" draw:page-number="1" presentation:class="page"/>
          <draw:frame draw:name="Segnaposto note 2" presentation:style-name="pr1" draw:text-style-name="P21" draw:layer="layout" svg:width="14.983cm" svg:height="12.192cm" svg:x="1.874cm" svg:y="12.868cm" presentation:class="notes" presentation:placeholder="true" presentation:user-transformed="true">
            <draw:text-box/>
          </draw:frame>
          <draw:frame draw:name="Segnaposto numero diapositiva 3" presentation:style-name="pr2" draw:text-style-name="P23" draw:layer="layout" svg:width="8.117cm" svg:height="1.353cm" svg:x="10.61cm" svg:y="25.735cm" presentation:class="page-number" presentation:user-transformed="true">
            <draw:text-box>
              <text:p text:style-name="P22"><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2" svg:font-family="Tahoma"/>
    <style:font-face style:name="Arial2" svg:font-family="Arial" style:font-family-generic="swiss"/>
    <style:font-face style:name="Tahoma" svg:font-family="Tahoma" style:font-family-generic="swiss"/>
    <style:font-face style:name="Courier New1" svg:font-family="'Courier New'" style:font-family-generic="modern" style:font-pitch="fixed"/>
    <style:font-face style:name="Arial1" svg:font-family="Arial" style:font-pitch="variable"/>
    <style:font-face style:name="Liberation Sans2" svg:font-family="'Liberation Sans'" style:font-pitch="variable"/>
    <style:font-face style:name="Liberation Serif2" svg:font-family="'Liberation Serif'" style:font-pitch="variable"/>
    <style:font-face style:name="Tahoma1" svg:font-family="Tahoma"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Noto Sans CJK SC1" svg:font-family="'Noto Sans CJK SC'" style:font-family-generic="modern" style:font-pitch="variable"/>
    <style:font-face style:name="Tahoma4" svg:font-family="Tahoma"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Tahoma3"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5" svg:font-family="Tahoma" style:font-family-generic="modern" style:font-pitch="fixed"/>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axial" draw:start-color="#0066cc" draw:end-color="#002f5e" draw:start-intensity="100%" draw:end-intensity="100%" draw:angle="900" draw:border="0%"/>
    <draw:gradient draw:name="Gradient_20_2" draw:display-name="Gradient 2" draw:style="axial" draw:start-color="#66a3e0" draw:end-color="#66829e" draw:start-intensity="100%" draw:end-intensity="100%" draw:angle="9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titolo_20_lab-background" style:display-name="Diapositiva titolo lab-background" style:family="presentation">
      <style:graphic-properties draw:stroke="none" draw:fill="solid" draw:fill-color="#ffffff"/>
      <style:text-properties style:letter-kerning="true"/>
    </style:style>
    <style:style style:name="Diapositiva_20_titolo_20_lab-backgroundobjects" style:display-name="Diapositiva titolo lab-backgroundobjects" style:family="presentation">
      <style:graphic-properties draw:textarea-horizontal-align="justify" draw:shadow="hidden" draw:shadow-offset-x="0.2cm" draw:shadow-offset-y="0.2cm" draw:shadow-color="#808080"/>
      <style:text-properties style:letter-kerning="true"/>
    </style:style>
    <style:style style:name="Diapositiva_20_titolo_20_lab-notes" style:display-name="Diapositiva titolo la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_20_lab-outline1" style:display-name="Diapositiva titolo lab-outline1" style:family="presentation">
      <style:graphic-properties draw:stroke="none" draw:fill="none" draw:auto-grow-height="false" draw:fit-to-size="shrink-to-fit" style:shrink-to-fit="true">
        <text:list-style style:name="Diapositiva_20_titolo_20_lab-outline1" style:display-name="Diapositiva titolo la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Tahoma2" fo:font-family="Tahoma"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_20_lab-outline2" style:display-name="Diapositiva titolo lab-outline2" style:family="presentation" style:parent-style-name="Diapositiva_20_titolo_20_lab-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Tahoma2" fo:font-family="Tahom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iapositiva_20_titolo_20_lab-outline3" style:display-name="Diapositiva titolo lab-outline3" style:family="presentation" style:parent-style-name="Diapositiva_20_titolo_20_lab-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Tahoma2" fo:font-family="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iapositiva_20_titolo_20_lab-outline4" style:display-name="Diapositiva titolo lab-outline4" style:family="presentation" style:parent-style-name="Diapositiva_20_titolo_20_lab-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Tahoma2" fo:font-family="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iapositiva_20_titolo_20_lab-outline5" style:display-name="Diapositiva titolo lab-outline5" style:family="presentation" style:parent-style-name="Diapositiva_20_titolo_20_lab-outline4">
      <style:paragraph-properties fo:margin-top="0.1cm" fo:margin-bottom="0cm"/>
      <style:text-properties fo:font-size="20pt" style:font-size-asian="20pt" style:font-size-complex="20pt"/>
    </style:style>
    <style:style style:name="Diapositiva_20_titolo_20_lab-outline6" style:display-name="Diapositiva titolo lab-outline6" style:family="presentation" style:parent-style-name="Diapositiva_20_titolo_20_lab-outline5">
      <style:paragraph-properties fo:margin-top="0.1cm" fo:margin-bottom="0cm"/>
      <style:text-properties fo:font-size="20pt" style:font-size-asian="20pt" style:font-size-complex="20pt"/>
    </style:style>
    <style:style style:name="Diapositiva_20_titolo_20_lab-outline7" style:display-name="Diapositiva titolo lab-outline7" style:family="presentation" style:parent-style-name="Diapositiva_20_titolo_20_lab-outline6">
      <style:paragraph-properties fo:margin-top="0.1cm" fo:margin-bottom="0cm"/>
      <style:text-properties fo:font-size="20pt" style:font-size-asian="20pt" style:font-size-complex="20pt"/>
    </style:style>
    <style:style style:name="Diapositiva_20_titolo_20_lab-outline8" style:display-name="Diapositiva titolo lab-outline8" style:family="presentation" style:parent-style-name="Diapositiva_20_titolo_20_lab-outline7">
      <style:paragraph-properties fo:margin-top="0.1cm" fo:margin-bottom="0cm"/>
      <style:text-properties fo:font-size="20pt" style:font-size-asian="20pt" style:font-size-complex="20pt"/>
    </style:style>
    <style:style style:name="Diapositiva_20_titolo_20_lab-outline9" style:display-name="Diapositiva titolo lab-outline9" style:family="presentation" style:parent-style-name="Diapositiva_20_titolo_20_lab-outline8">
      <style:paragraph-properties fo:margin-top="0.1cm" fo:margin-bottom="0cm"/>
      <style:text-properties fo:font-size="20pt" style:font-size-asian="20pt" style:font-size-complex="20pt"/>
    </style:style>
    <style:style style:name="Diapositiva_20_titolo_20_lab-subtitle" style:display-name="Diapositiva titolo lab-subtitle" style:family="presentation">
      <style:graphic-properties draw:stroke="none" draw:fill="none" draw:textarea-vertical-align="middle">
        <text:list-style style:name="Diapositiva_20_titolo_20_lab-subtitle" style:display-name="Diapositiva titolo la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_20_lab-title" style:display-name="Diapositiva titolo lab-title" style:family="presentation">
      <style:graphic-properties draw:stroke="none" draw:fill="none" draw:textarea-vertical-align="middle">
        <text:list-style style:name="Diapositiva_20_titolo_20_lab-title" style:display-name="Diapositiva titolo la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pyright_20_slide-background" style:display-name="Copyright slide-background" style:family="presentation">
      <style:graphic-properties draw:stroke="none" draw:fill="solid" draw:fill-color="#ffffff"/>
      <style:text-properties style:letter-kerning="true"/>
    </style:style>
    <style:style style:name="Copyright_20_slide-backgroundobjects" style:display-name="Copyright slide-backgroundobjects" style:family="presentation">
      <style:graphic-properties draw:textarea-horizontal-align="justify" draw:shadow="hidden" draw:shadow-offset-x="0.2cm" draw:shadow-offset-y="0.2cm" draw:shadow-color="#808080"/>
      <style:text-properties style:letter-kerning="true"/>
    </style:style>
    <style:style style:name="Copyright_20_slide-notes" style:display-name="Copyright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_20_slide-outline1" style:display-name="Copyright slide-outline1" style:family="presentation">
      <style:graphic-properties draw:stroke="none" draw:fill="none" draw:auto-grow-height="false" draw:fit-to-size="shrink-to-fit" style:shrink-to-fit="true">
        <text:list-style style:name="Copyright_20_slide-outline1" style:display-name="Copyrigh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Tahoma2" fo:font-family="Tahoma"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_20_slide-outline2" style:display-name="Copyright slide-outline2" style:family="presentation" style:parent-style-name="Copyright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Tahoma2" fo:font-family="Tahom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Copyright_20_slide-outline3" style:display-name="Copyright slide-outline3" style:family="presentation" style:parent-style-name="Copyright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Tahoma2" fo:font-family="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Copyright_20_slide-outline4" style:display-name="Copyright slide-outline4" style:family="presentation" style:parent-style-name="Copyright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Tahoma2" fo:font-family="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Copyright_20_slide-outline5" style:display-name="Copyright slide-outline5" style:family="presentation" style:parent-style-name="Copyright_20_slide-outline4">
      <style:paragraph-properties fo:margin-top="0.1cm" fo:margin-bottom="0cm"/>
      <style:text-properties fo:font-size="20pt" style:font-size-asian="20pt" style:font-size-complex="20pt"/>
    </style:style>
    <style:style style:name="Copyright_20_slide-outline6" style:display-name="Copyright slide-outline6" style:family="presentation" style:parent-style-name="Copyright_20_slide-outline5">
      <style:paragraph-properties fo:margin-top="0.1cm" fo:margin-bottom="0cm"/>
      <style:text-properties fo:font-size="20pt" style:font-size-asian="20pt" style:font-size-complex="20pt"/>
    </style:style>
    <style:style style:name="Copyright_20_slide-outline7" style:display-name="Copyright slide-outline7" style:family="presentation" style:parent-style-name="Copyright_20_slide-outline6">
      <style:paragraph-properties fo:margin-top="0.1cm" fo:margin-bottom="0cm"/>
      <style:text-properties fo:font-size="20pt" style:font-size-asian="20pt" style:font-size-complex="20pt"/>
    </style:style>
    <style:style style:name="Copyright_20_slide-outline8" style:display-name="Copyright slide-outline8" style:family="presentation" style:parent-style-name="Copyright_20_slide-outline7">
      <style:paragraph-properties fo:margin-top="0.1cm" fo:margin-bottom="0cm"/>
      <style:text-properties fo:font-size="20pt" style:font-size-asian="20pt" style:font-size-complex="20pt"/>
    </style:style>
    <style:style style:name="Copyright_20_slide-outline9" style:display-name="Copyright slide-outline9" style:family="presentation" style:parent-style-name="Copyright_20_slide-outline8">
      <style:paragraph-properties fo:margin-top="0.1cm" fo:margin-bottom="0cm"/>
      <style:text-properties fo:font-size="20pt" style:font-size-asian="20pt" style:font-size-complex="20pt"/>
    </style:style>
    <style:style style:name="Copyright_20_slide-subtitle" style:display-name="Copyright slide-subtitle" style:family="presentation">
      <style:graphic-properties draw:stroke="none" draw:fill="none" draw:textarea-vertical-align="middle">
        <text:list-style style:name="Copyright_20_slide-subtitle" style:display-name="Copyrigh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_20_slide-title" style:display-name="Copyright slide-title" style:family="presentation">
      <style:graphic-properties draw:stroke="none" draw:fill="none" draw:textarea-vertical-align="middle">
        <text:list-style style:name="Copyright_20_slide-title" style:display-name="Copyrigh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style:shrink-to-fit="true">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Tahoma2" fo:font-family="Tahoma"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outline2" style:display-name="Titolo e contenuto-outline2" style:family="presentation" style:parent-style-name="Titolo_20_e_20_contenut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Tahoma2" fo:font-family="Tahom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olo_20_e_20_contenuto-outline3" style:display-name="Titolo e contenuto-outline3" style:family="presentation" style:parent-style-name="Titolo_20_e_20_contenut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Tahoma2" fo:font-family="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olo_20_e_20_contenuto-outline4" style:display-name="Titolo e contenuto-outline4" style:family="presentation" style:parent-style-name="Titolo_20_e_20_contenut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Tahoma2" fo:font-family="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8.733cm" fo:page-height="27.09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Diapositiva_20_titolo_20_lab-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a_20_titolo_20_lab-backgroundobjects">
      <style:graphic-properties draw:stroke="none" draw:fill="none" draw:fill-color="#ffffff" draw:auto-grow-height="false" fo:min-height="1.485cm"/>
      <style:paragraph-properties style:writing-mode="lr-tb"/>
    </style:style>
    <style:style style:name="Mpr3" style:family="presentation" style:parent-style-name="Diapositiva_20_titolo_20_lab-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Copyrigh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Copyright_20_slide-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Copyright_20_sli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Copyright_20_slide-backgroundobjects">
      <style:graphic-properties draw:stroke="none" draw:fill="none" draw:fill-color="#ffffff" draw:auto-grow-height="false" fo:min-height="1.485cm"/>
      <style:paragraph-properties style:writing-mode="lr-tb"/>
    </style:style>
    <style:style style:name="Mpr8" style:family="presentation" style:parent-style-name="Copyright_20_slid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0" style:family="presentation" style:parent-style-name="Titolo_20_e_20_contenu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olo_20_e_20_contenut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olo_20_e_20_contenuto-backgroundobjects">
      <style:graphic-properties draw:stroke="none" draw:fill="none" draw:fill-color="#ffffff" draw:auto-grow-height="false" fo:min-height="1.485cm"/>
      <style:paragraph-properties style:writing-mode="lr-tb"/>
    </style:style>
    <style:style style:name="Mpr13" style:family="presentation" style:parent-style-name="Titolo_20_e_20_contenut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center" style:punctuation-wrap="hanging" style:writing-mode="lr-tb"/>
      <style:text-properties fo:font-size="54pt"/>
    </style:style>
    <style:style style:name="MP10" style:family="paragraph">
      <loext:graphic-properties draw:fill="none"/>
      <style:paragraph-properties fo:text-align="start" style:font-independent-line-spacing="true"/>
      <style:text-properties fo:font-size="54pt"/>
    </style:style>
    <style:style style:name="MP11" style:family="paragraph">
      <style:paragraph-properties fo:margin-top="0cm" fo:margin-bottom="0cm" fo:line-height="100%" fo:text-align="center" style:punctuation-wrap="hanging" style:writing-mode="lr-tb"/>
      <style:text-properties fo:font-size="44pt"/>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top="0cm" fo:margin-bottom="0cm" fo:line-height="100%" fo:text-align="end" style:punctuation-wrap="hanging" style:writing-mode="lr-tb"/>
      <style:text-properties fo:font-size="14pt" style:font-size-asian="14pt" style:font-size-complex="14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P15" style:family="paragraph">
      <style:paragraph-properties fo:margin-top="0cm" fo:margin-bottom="0cm" fo:line-height="100%" fo:text-align="center" style:punctuation-wrap="hanging" style:writing-mode="lr-tb"/>
      <style:text-properties fo:font-size="14pt" style:font-size-asian="14pt" style:font-size-complex="14pt"/>
    </style:style>
    <style:style style:name="MP16" style:family="paragraph">
      <style:paragraph-properties fo:margin-left="0cm" fo:margin-right="0cm" fo:margin-top="0.127cm" fo:margin-bottom="0cm" fo:line-height="80%" fo:text-align="start" fo:text-indent="0cm" style:punctuation-wrap="hanging" style:writing-mode="lr-tb"/>
      <style:text-properties fo:font-size="32pt"/>
    </style:style>
    <style:style style:name="MP17" style:family="paragraph">
      <loext:graphic-properties draw:fill="none"/>
      <style:paragraph-properties fo:text-align="start" style:font-independent-line-spacing="true"/>
      <style:text-properties fo:font-size="32pt"/>
    </style:style>
    <style:style style:name="MP18" style:family="paragraph">
      <style:paragraph-properties fo:margin-left="0cm" fo:margin-right="0cm" fo:margin-top="0.226cm" fo:margin-bottom="0cm" fo:line-height="100%" fo:text-align="start" fo:text-indent="0cm" style:punctuation-wrap="hanging" style:writing-mode="lr-tb"/>
      <style:text-properties fo:font-size="32pt"/>
    </style:style>
    <style:style style:name="MP19" style:family="paragraph">
      <style:paragraph-properties fo:margin-left="0cm" fo:margin-right="0cm" fo:margin-top="0.198cm" fo:margin-bottom="0cm" fo:line-height="100%" fo:text-align="start" fo:text-indent="0cm" style:punctuation-wrap="hanging" style:writing-mode="lr-tb"/>
      <style:text-properties fo:font-size="32pt"/>
    </style:style>
    <style:style style:name="MP20" style:family="paragraph">
      <style:paragraph-properties fo:margin-left="0cm" fo:margin-right="0cm" fo:margin-top="0.169cm" fo:margin-bottom="0cm" fo:line-height="100%" fo:text-align="start" fo:text-indent="0cm" style:punctuation-wrap="hanging" style:writing-mode="lr-tb"/>
      <style:text-properties fo:font-size="32pt"/>
    </style:style>
    <style:style style:name="MP21" style:family="paragraph">
      <style:paragraph-properties fo:margin-left="0cm" fo:margin-right="0cm" fo:margin-top="0.141cm" fo:margin-bottom="0cm" fo:line-height="100%" fo:text-align="start" fo:text-indent="0cm" style:punctuation-wrap="hanging" style:writing-mode="lr-tb"/>
      <style:text-properties fo:font-size="32pt"/>
    </style:style>
    <style:style style:name="MT1" style:family="text">
      <style:text-properties fo:font-variant="normal" fo:text-transform="none" fo:color="#808080" style:text-line-through-style="none" style:text-line-through-type="none" style:text-position="0% 100%" style:font-name="Arial" fo:font-size="9pt" fo:letter-spacing="normal" fo:language="en" fo:country="US"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Tahoma3"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3" style:family="text">
      <style:text-properties fo:font-variant="normal" fo:text-transform="none" fo:color="#ff0000" style:text-line-through-style="none" style:text-line-through-type="none" style:text-position="0% 100%" style:font-name="Tahoma2"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MT4" style:family="text">
      <style:text-properties fo:font-variant="normal" fo:text-transform="none" fo:color="#ff0000" style:text-line-through-style="none" style:text-line-through-type="none" style:text-position="0% 100%" style:font-name="Tahoma2" fo:font-size="44pt" fo:letter-spacing="normal" fo:language="it" fo:country="IT"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ahoma2" fo:font-size="14pt" fo:letter-spacing="normal" fo:language="it" fo:country="IT"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ahoma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ff0000" style:text-line-through-style="none" style:text-line-through-type="none" style:text-position="0% 100%" style:font-name="Tahoma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ahoma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ahoma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Tahoma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Tahoma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ff0000"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ff0000" fo:font-size="70%"/>
      </text:list-level-style-bullet>
      <text:list-level-style-bullet text:level="2" text:bullet-char="">
        <style:list-level-properties text:space-before="1.271cm" text:min-label-width="0.793cm"/>
        <style:text-properties fo:font-family="Wingdings" style:font-pitch="variable" style:font-charset="x-symbol" fo:color="#483fff"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style:font-pitch="variable" style:font-charset="x-symbol" fo:color="#ff0000" fo:font-size="70%"/>
      </text:list-level-style-bullet>
      <text:list-level-style-bullet text:level="2" text:bullet-char="">
        <style:list-level-properties text:space-before="1.271cm" text:min-label-width="0.793cm"/>
        <style:text-properties fo:font-family="Wingdings" style:font-pitch="variable" style:font-charset="x-symbol" fo:color="#483fff" fo:font-size="70%"/>
      </text:list-level-style-bullet>
      <text:list-level-style-bullet text:level="3" text:bullet-char="">
        <style:list-level-properties text:space-before="2.541cm" text:min-label-width="0.634cm"/>
        <style:text-properties fo:font-family="Wingdings" style:font-pitch="variable" style:font-charset="x-symbol" fo:color="#66cc00" fo:font-size="7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style:font-pitch="variable" style:font-charset="x-symbol" fo:color="#ff0000" fo:font-size="70%"/>
      </text:list-level-style-bullet>
      <text:list-level-style-bullet text:level="2" text:bullet-char="">
        <style:list-level-properties text:space-before="1.271cm" text:min-label-width="0.793cm"/>
        <style:text-properties fo:font-family="Wingdings" style:font-pitch="variable" style:font-charset="x-symbol" fo:color="#483fff" fo:font-size="70%"/>
      </text:list-level-style-bullet>
      <text:list-level-style-bullet text:level="3" text:bullet-char="">
        <style:list-level-properties text:space-before="2.541cm" text:min-label-width="0.634cm"/>
        <style:text-properties fo:font-family="Wingdings" style:font-pitch="variable" style:font-charset="x-symbol" fo:color="#66cc00" fo:font-size="70%"/>
      </text:list-level-style-bullet>
      <text:list-level-style-bullet text:level="4" text:bullet-char="">
        <style:list-level-properties text:space-before="3.811cm" text:min-label-width="0.634cm"/>
        <style:text-properties fo:font-family="Wingdings" style:font-pitch="variable" style:font-charset="x-symbol" fo:color="#000000" fo:font-size="7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Wingdings" style:font-pitch="variable" style:font-charset="x-symbol" fo:color="#ff0000" fo:font-size="70%"/>
      </text:list-level-style-bullet>
      <text:list-level-style-bullet text:level="2" text:bullet-char="">
        <style:list-level-properties text:space-before="1.271cm" text:min-label-width="0.793cm"/>
        <style:text-properties fo:font-family="Wingdings" style:font-pitch="variable" style:font-charset="x-symbol" fo:color="#483fff" fo:font-size="70%"/>
      </text:list-level-style-bullet>
      <text:list-level-style-bullet text:level="3" text:bullet-char="">
        <style:list-level-properties text:space-before="2.541cm" text:min-label-width="0.634cm"/>
        <style:text-properties fo:font-family="Wingdings" style:font-pitch="variable" style:font-charset="x-symbol" fo:color="#66cc00" fo:font-size="70%"/>
      </text:list-level-style-bullet>
      <text:list-level-style-bullet text:level="4" text:bullet-char="">
        <style:list-level-properties text:space-before="3.811cm" text:min-label-width="0.634cm"/>
        <style:text-properties fo:font-family="Wingdings" style:font-pitch="variable" style:font-charset="x-symbol" fo:color="#000000" fo:font-size="7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iapositiva_20_titolo_20_lab" style:display-name="Diapositiva titolo lab" style:page-layout-name="PM1" draw:style-name="Mdp1">
      <draw:custom-shape draw:name="Rectangle 6" draw:style-name="Mgr3" draw:text-style-name="MP6" draw:layer="backgroundobjects" svg:width="5.866cm" svg:height="0.925cm" svg:x="0.402cm" svg:y="17.926cm">
        <text:p text:style-name="MP5"><text:span text:style-name="MT1">© Computer Networks Research Group Roma 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7" draw:layer="backgroundobjects" svg:width="6.6cm" svg:height="3.387cm" svg:x="6.332cm" svg:y="0.897cm">
        <draw:image xlink:href="Pictures/1000020100000500000002916C53B75F1F912E75.png" xlink:type="simple" xlink:show="embed" xlink:actuate="onLoad" loext:mime-type="image/png">
          <text:p/>
        </draw:image>
      </draw:frame>
      <draw:custom-shape draw:name="Text Box 5" draw:style-name="Mgr5" draw:text-style-name="MP6" draw:layer="backgroundobjects" svg:width="15.959cm" svg:height="3.299cm" svg:x="12.866cm" svg:y="0.924cm">
        <text:p text:style-name="MP8"><text:span text:style-name="MT2">Università degli Studi Roma Tre</text:span></text:p>
        <text:p text:style-name="MP8"><text:span text:style-name="MT2">Dipartimento di Ingegneria</text:span></text:p>
        <text:p text:style-name="MP8"><text:span text:style-name="MT2">Computer Networks Research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Mpr1" draw:text-style-name="MP10" draw:layer="backgroundobjects" svg:width="28.786cm" svg:height="2.407cm" svg:x="2.54cm" svg:y="5.525cm" presentation:class="title" presentation:user-transformed="true">
        <draw:text-box>
          <text:p text:style-name="MP9"><text:span text:style-name="MT3">Click to edit Master title style</text:span></text:p>
        </draw:text-box>
      </draw:frame>
      <draw:frame presentation:style-name="Diapositiva_20_titolo_20_lab-outline1" draw:layer="backgroundobjects" svg:width="30.479cm" svg:height="11.048cm" svg:x="1.693cm" svg:y="4.457cm" presentation:class="outline" presentation:placeholder="true">
        <draw:text-box/>
      </draw:frame>
      <presentation:notes style:page-layout-name="PM2">
        <draw:page-thumbnail presentation:style-name="Diapositiva_20_titolo_20_lab-title" draw:layer="backgroundobjects" svg:width="19.798cm" svg:height="11.136cm" svg:x="0.6cm" svg:y="2.257cm" presentation:class="page"/>
        <draw:frame presentation:style-name="Diapositiva_20_titolo_20_lab-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pyright_20_slide" style:display-name="Copyright slide" style:page-layout-name="PM1" draw:style-name="Mdp1">
      <draw:custom-shape draw:name="Rectangle 6" draw:style-name="Mgr3" draw:text-style-name="MP6" draw:layer="backgroundobjects" svg:width="5.866cm" svg:height="0.925cm" svg:x="0.402cm" svg:y="17.926cm">
        <text:p text:style-name="MP5"><text:span text:style-name="MT1">© Computer Networks Research Group Roma 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12" draw:layer="backgroundobjects" svg:width="30.479cm" svg:height="3.174cm" svg:x="1.693cm" svg:y="0.763cm" presentation:class="title" presentation:user-transformed="true">
        <draw:text-box>
          <text:p text:style-name="MP11"><text:span text:style-name="MT4">cop</text:span><text:span text:style-name="MT4">yrig</text:span><text:span text:style-name="MT4">ht </text:span><text:span text:style-name="MT4">noti</text:span><text:span text:style-name="MT4">ce</text:span></text:p>
        </draw:text-box>
      </draw:frame>
      <draw:frame draw:name="Date Placeholder 2" presentation:style-name="Mpr5" draw:text-style-name="MP14" draw:layer="backgroundobjects" svg:width="7.728cm" svg:height="0.925cm" svg:x="25.736cm" svg:y="17.926cm" presentation:class="date-time" presentation:user-transformed="true">
        <draw:text-box>
          <text:p text:style-name="MP13"><text:span text:style-name="MT5">l</text:span><text:span text:style-name="MT5">a</text:span><text:span text:style-name="MT5">s</text:span><text:span text:style-name="MT5">t </text:span><text:span text:style-name="MT5">u</text:span><text:span text:style-name="MT5">p</text:span><text:span text:style-name="MT5">d</text:span><text:span text:style-name="MT5">a</text:span><text:span text:style-name="MT5">t</text:span><text:span text:style-name="MT5">e</text:span><text:span text:style-name="MT5">: </text:span><text:span text:style-name="MT5">N</text:span><text:span text:style-name="MT5">o</text:span><text:span text:style-name="MT5">v </text:span><text:span text:style-name="MT5">2</text:span><text:span text:style-name="MT5">0</text:span><text:span text:style-name="MT5">1</text:span><text:span text:style-name="MT5">9</text:span></text:p>
        </draw:text-box>
      </draw:frame>
      <draw:frame draw:name="Footer Placeholder 3" presentation:style-name="Mpr5" draw:text-style-name="MP14" draw:layer="backgroundobjects" svg:width="16.531cm" svg:height="0.925cm" svg:x="8.667cm" svg:y="17.926cm" presentation:class="footer" presentation:user-transformed="true">
        <draw:text-box>
          <text:p text:style-name="MP15"><text:span text:style-name="MT5">F</text:span><text:span text:style-name="MT5">o</text:span><text:span text:style-name="MT5">o</text:span><text:span text:style-name="MT5">t</text:span><text:span text:style-name="MT5">e</text:span><text:span text:style-name="MT5">r</text:span></text:p>
        </draw:text-box>
      </draw:frame>
      <draw:frame draw:name="Rectangle 3" presentation:style-name="Mpr6" draw:text-style-name="MP17" draw:layer="backgroundobjects" svg:width="30.479cm" svg:height="12.571cm" svg:x="1.693cm" svg:y="4.445cm" presentation:class="outline" presentation:user-transformed="true">
        <draw:text-box>
          <text:list text:style-name="ML7">
            <text:list-item>
              <text:p text:style-name="MP16"><text:span text:style-name="MT6">Click to edit Master text styles</text:span></text:p>
            </text:list-item>
          </text:list>
          <text:list text:style-name="ML8">
            <text:list-item>
              <text:list>
                <text:list-item>
                  <text:p text:style-name="MP16"><text:span text:style-name="MT6">Second level</text:span></text:p>
                </text:list-item>
              </text:list>
            </text:list-item>
          </text:list>
          <text:list text:style-name="ML9">
            <text:list-item>
              <text:list>
                <text:list-item>
                  <text:list>
                    <text:list-item>
                      <text:p text:style-name="MP16"><text:span text:style-name="MT6">Third level</text:span></text:p>
                    </text:list-item>
                  </text:list>
                </text:list-item>
              </text:list>
            </text:list-item>
          </text:list>
          <text:list text:style-name="ML10">
            <text:list-item>
              <text:list>
                <text:list-item>
                  <text:list>
                    <text:list-item>
                      <text:list>
                        <text:list-item>
                          <text:p text:style-name="MP16"><text:span text:style-name="MT6">Fourth level</text:span></text:p>
                        </text:list-item>
                      </text:list>
                    </text:list-item>
                  </text:list>
                </text:list-item>
              </text:list>
            </text:list-item>
          </text:list>
          <text:list text:style-name="ML11">
            <text:list-item>
              <text:list>
                <text:list-item>
                  <text:list>
                    <text:list-item>
                      <text:list>
                        <text:list-item>
                          <text:list>
                            <text:list-item>
                              <text:p text:style-name="MP16"><text:span text:style-name="MT6">Fifth level</text:span></text:p>
                            </text:list-item>
                          </text:list>
                        </text:list-item>
                      </text:list>
                    </text:list-item>
                  </text:list>
                </text:list-item>
              </text:list>
            </text:list-item>
          </text:list>
        </draw:text-box>
      </draw:frame>
      <presentation:notes style:page-layout-name="PM2">
        <draw:page-thumbnail presentation:style-name="Copyright_20_slide-title" draw:layer="backgroundobjects" svg:width="19.798cm" svg:height="11.136cm" svg:x="0.6cm" svg:y="2.257cm" presentation:class="page"/>
        <draw:frame presentation:style-name="Copyright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olo_20_e_20_contenuto" style:display-name="Titolo e contenuto" style:page-layout-name="PM1" draw:style-name="Mdp1">
      <draw:custom-shape draw:name="Rectangle 6" draw:style-name="Mgr3" draw:text-style-name="MP6" draw:layer="backgroundobjects" svg:width="5.866cm" svg:height="0.925cm" svg:x="0.402cm" svg:y="17.926cm">
        <text:p text:style-name="MP5"><text:span text:style-name="MT1">© Computer Networks Research Group Roma 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9" draw:text-style-name="MP12" draw:layer="backgroundobjects" svg:width="30.479cm" svg:height="3.174cm" svg:x="1.693cm" svg:y="0.763cm" presentation:class="title" presentation:user-transformed="true">
        <draw:text-box>
          <text:p text:style-name="MP11"><text:span text:style-name="MT7">C</text:span><text:span text:style-name="MT7">l</text:span><text:span text:style-name="MT7">i</text:span><text:span text:style-name="MT7">c</text:span><text:span text:style-name="MT7">k</text:span><text:span text:style-name="MT7"> </text:span><text:span text:style-name="MT7">t</text:span><text:span text:style-name="MT7">o</text:span><text:span text:style-name="MT7"> </text:span><text:span text:style-name="MT7">e</text:span><text:span text:style-name="MT7">d</text:span><text:span text:style-name="MT7">i</text:span><text:span text:style-name="MT7">t</text:span><text:span text:style-name="MT7"> </text:span><text:span text:style-name="MT7">M</text:span><text:span text:style-name="MT7">a</text:span><text:span text:style-name="MT7">s</text:span><text:span text:style-name="MT7">t</text:span><text:span text:style-name="MT7">e</text:span><text:span text:style-name="MT7">r</text:span><text:span text:style-name="MT7"> </text:span><text:span text:style-name="MT7">t</text:span><text:span text:style-name="MT7">i</text:span><text:span text:style-name="MT7">t</text:span><text:span text:style-name="MT7">l</text:span><text:span text:style-name="MT7">e</text:span><text:span text:style-name="MT7"> </text:span><text:span text:style-name="MT7">s</text:span><text:span text:style-name="MT7">t</text:span><text:span text:style-name="MT7">y</text:span><text:span text:style-name="MT7">l</text:span><text:span text:style-name="MT7">e</text:span></text:p>
        </draw:text-box>
      </draw:frame>
      <draw:frame draw:name="Segnaposto contenuto 2" presentation:style-name="Mpr10" draw:text-style-name="MP17" draw:layer="backgroundobjects" svg:width="30.479cm" svg:height="12.571cm" svg:x="1.693cm" svg:y="4.445cm" presentation:class="outline" presentation:user-transformed="true">
        <draw:text-box>
          <text:list text:style-name="ML7">
            <text:list-item>
              <text:p text:style-name="MP18"><text:span text:style-name="MT8">Click to edit Master text styles</text:span></text:p>
            </text:list-item>
          </text:list>
          <text:list text:style-name="ML8">
            <text:list-item>
              <text:list>
                <text:list-item>
                  <text:p text:style-name="MP19"><text:span text:style-name="MT9">Second level</text:span></text:p>
                </text:list-item>
              </text:list>
            </text:list-item>
          </text:list>
          <text:list text:style-name="ML9">
            <text:list-item>
              <text:list>
                <text:list-item>
                  <text:list>
                    <text:list-item>
                      <text:p text:style-name="MP20"><text:span text:style-name="MT10">Third level</text:span></text:p>
                    </text:list-item>
                  </text:list>
                </text:list-item>
              </text:list>
            </text:list-item>
          </text:list>
          <text:list text:style-name="ML10">
            <text:list-item>
              <text:list>
                <text:list-item>
                  <text:list>
                    <text:list-item>
                      <text:list>
                        <text:list-item>
                          <text:p text:style-name="MP21"><text:span text:style-name="MT11">Fourth level</text:span></text:p>
                        </text:list-item>
                      </text:list>
                    </text:list-item>
                  </text:list>
                </text:list-item>
              </text:list>
            </text:list-item>
          </text:list>
          <text:list text:style-name="ML11">
            <text:list-item>
              <text:list>
                <text:list-item>
                  <text:list>
                    <text:list-item>
                      <text:list>
                        <text:list-item>
                          <text:list>
                            <text:list-item>
                              <text:p text:style-name="MP21"><text:span text:style-name="MT11">Fifth level</text:span></text:p>
                            </text:list-item>
                          </text:list>
                        </text:list-item>
                      </text:list>
                    </text:list-item>
                  </text:list>
                </text:list-item>
              </text:list>
            </text:list-item>
          </text:list>
        </draw:text-box>
      </draw:frame>
      <draw:frame draw:name="Rectangle 4" presentation:style-name="Mpr11" draw:text-style-name="MP14" draw:layer="backgroundobjects" svg:width="7.728cm" svg:height="0.925cm" svg:x="25.736cm" svg:y="17.926cm" presentation:class="date-time" presentation:user-transformed="true">
        <draw:text-box>
          <text:p text:style-name="MP13"><text:span text:style-name="MT5">l</text:span><text:span text:style-name="MT5">a</text:span><text:span text:style-name="MT5">s</text:span><text:span text:style-name="MT5">t </text:span><text:span text:style-name="MT5">u</text:span><text:span text:style-name="MT5">p</text:span><text:span text:style-name="MT5">d</text:span><text:span text:style-name="MT5">a</text:span><text:span text:style-name="MT5">t</text:span><text:span text:style-name="MT5">e</text:span><text:span text:style-name="MT5">: </text:span><text:span text:style-name="MT5">N</text:span><text:span text:style-name="MT5">o</text:span><text:span text:style-name="MT5">v </text:span><text:span text:style-name="MT5">2</text:span><text:span text:style-name="MT5">0</text:span><text:span text:style-name="MT5">1</text:span><text:span text:style-name="MT5">9</text:span></text:p>
        </draw:text-box>
      </draw:frame>
      <draw:frame draw:name="Rectangle 5" presentation:style-name="Mpr11" draw:text-style-name="MP14" draw:layer="backgroundobjects" svg:width="16.531cm" svg:height="0.925cm" svg:x="8.667cm" svg:y="17.926cm" presentation:class="footer" presentation:user-transformed="true">
        <draw:text-box>
          <text:p text:style-name="MP15"><text:span text:style-name="MT5">F</text:span><text:span text:style-name="MT5">o</text:span><text:span text:style-name="MT5">o</text:span><text:span text:style-name="MT5">t</text:span><text:span text:style-name="MT5">e</text:span><text:span text:style-name="MT5">r</text:span></text:p>
        </draw:text-box>
      </draw:frame>
      <presentation:notes style:page-layout-name="PM2">
        <draw:page-thumbnail presentation:style-name="Titolo_20_e_20_contenuto-title" draw:layer="backgroundobjects" svg:width="19.798cm" svg:height="11.136cm" svg:x="0.6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Small Internet with DNS and Webserver</dc:title>
    <dc:subject>Introduction to Netkit</dc:subject>
    <meta:initial-creator>Lorenzo Ariemma</meta:initial-creator>
    <meta:keyword>Netkit</meta:keyword>
    <meta:keyword>Introduction</meta:keyword>
    <meta:editing-cycles>4</meta:editing-cycles>
    <meta:print-date>2001-12-19T21:14:42</meta:print-date>
    <meta:creation-date>2020-04-20T08:02:40</meta:creation-date>
    <dc:date>2021-12-01T17:04:29.142371988</dc:date>
    <meta:editing-duration>PT23M41S</meta:editing-duration>
    <meta:generator>LibreOffice/6.4.7.2$Linux_X86_64 LibreOffice_project/40$Build-2</meta:generator>
    <meta:document-statistic meta:object-count="177"/>
    <meta:user-defined meta:name="AppVersion">16.0000</meta:user-defined>
    <meta:user-defined meta:name="BackColor" meta:value-type="float">15132390</meta:user-defined>
    <meta:user-defined meta:name="ButtonType" meta:value-type="float">3</meta:user-defined>
    <meta:user-defined meta:name="Compression" meta:value-type="float">80</meta:user-defined>
    <meta:user-defined meta:name="ContentTypeId" meta:value-type="string">0x0101001C5B3E3AE4FA4C4F9C1F8597543882A5</meta:user-defined>
    <meta:user-defined meta:name="DownloadIEButton" meta:value-type="boolean">false</meta:user-defined>
    <meta:user-defined meta:name="DownloadOriginal" meta:value-type="boolean">true</meta:user-defined>
    <meta:user-defined meta:name="GraphicType" meta:value-type="float">2</meta:user-defined>
    <meta:user-defined meta:name="HiddenSlides" meta:value-type="float">0</meta:user-defined>
    <meta:user-defined meta:name="HomePage" meta:value-type="string">http://www.dia.uniroma3.it/~patrigna</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atrigna@dia.uniroma3.it</meta:user-defined>
    <meta:user-defined meta:name="NavBtnPos" meta:value-type="float">1</meta:user-defined>
    <meta:user-defined meta:name="Notes" meta:value-type="float">1</meta:user-defined>
    <meta:user-defined meta:name="Other" meta:value-type="string"/>
    <meta:user-defined meta:name="OutputDir" meta:value-type="string">C:\titto\teaching\ie</meta:user-defined>
    <meta:user-defined meta:name="PresentationFormat" meta:value-type="string">Widescreen</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3</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Kathara Template" xlink:href=""/>
  </office:meta>
</office:document-meta>
</file>